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000000001C6000000C2D5F84F0FE4F34C1B.jpg" manifest:media-type="image/jpeg"/>
  <manifest:file-entry manifest:full-path="Pictures/10000201000009C4000009C4EBC994F2C349E145.png" manifest:media-type="image/png"/>
  <manifest:file-entry manifest:full-path="Pictures/10000201000001A4000001A4625BE70B00B9B6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Lohit Devanagari" svg:font-family="'Lohit Devanagari'"/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Caladea1" svg:font-family="Caladea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95b3d7" draw:textarea-vertical-align="middle" draw:auto-grow-height="false" draw:fit-to-size="false" style:shrink-to-fit="false" fo:min-height="2.027cm" fo:min-width="20.413cm" fo:padding-top="0.13cm" fo:padding-bottom="0.13cm" fo:padding-left="0.55cm" fo:padding-right="0.25cm" fo:wrap-option="wrap"/>
    </style:style>
    <style:style style:name="gr5" style:family="graphic" style:parent-style-name="standard">
      <style:graphic-properties draw:stroke="none" svg:stroke-width="0cm" draw:fill="solid" draw:fill-color="#95b3d7" draw:textarea-vertical-align="middle" draw:auto-grow-height="false" draw:fit-to-size="false" style:shrink-to-fit="false" fo:min-height="2.027cm" fo:min-width="15.189cm" fo:padding-top="0.13cm" fo:padding-bottom="0.13cm" fo:padding-left="0.55cm" fo:padding-right="0.25cm" fo:wrap-option="wrap"/>
    </style:style>
    <style:style style:name="gr6" style:family="graphic" style:parent-style-name="standard">
      <style:graphic-properties svg:stroke-width="0.051cm" svg:stroke-color="#3465a4" draw:marker-start-width="0.355cm" draw:marker-end-width="0.355cm" draw:fill="solid" draw:fill-color="#729fcf" draw:opacity="0%" draw:textarea-horizontal-align="justify" draw:textarea-vertical-align="middle" draw:auto-grow-height="false" fo:min-height="5.813cm" fo:min-width="24.175cm" fo:padding-top="0.15cm" fo:padding-bottom="0.15cm" fo:padding-left="0.275cm" fo:padding-right="0.275cm" draw:shadow-opacity="0%"/>
    </style:style>
    <style:style style:name="gr7" style:family="graphic" style:parent-style-name="standard">
      <style:graphic-properties draw:stroke="none" svg:stroke-width="0cm" draw:fill="solid" draw:fill-color="#95b3d7" draw:textarea-vertical-align="middle" draw:auto-grow-height="false" draw:fit-to-size="false" style:shrink-to-fit="false" fo:min-height="2.027cm" fo:min-width="20.13cm" fo:padding-top="0.13cm" fo:padding-bottom="0.13cm" fo:padding-left="0.55cm" fo:padding-right="0.25cm" fo:wrap-option="wrap"/>
    </style:style>
    <style:style style:name="gr8" style:family="graphic" style:parent-style-name="standard">
      <style:graphic-properties draw:stroke="none" svg:stroke-width="0cm" draw:fill="solid" draw:fill-color="#95b3d7" draw:textarea-vertical-align="middle" draw:auto-grow-height="false" draw:fit-to-size="false" style:shrink-to-fit="false" fo:min-height="2.027cm" fo:min-width="20.049cm" fo:padding-top="0.13cm" fo:padding-bottom="0.13cm" fo:padding-left="0.55cm" fo:padding-right="0.25cm" fo:wrap-option="wrap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729fcf" draw:opacity="0%" draw:textarea-horizontal-align="justify" draw:textarea-vertical-align="middle" draw:auto-grow-height="false" fo:min-height="7.393cm" fo:min-width="10.634cm" fo:padding-top="0.15cm" fo:padding-bottom="0.15cm" fo:padding-left="0.275cm" fo:padding-right="0.275cm" draw:shadow-opacity="0%"/>
    </style:style>
    <style:style style:name="gr11" style:family="graphic" style:parent-style-name="standard">
      <style:graphic-properties svg:stroke-width="0.051cm" svg:stroke-color="#1c1c1c" draw:marker-start-width="0.356cm" draw:marker-end-width="0.356cm" draw:fill="solid" draw:fill-color="#729fcf" draw:opacity="0%" draw:textarea-horizontal-align="justify" draw:textarea-vertical-align="middle" draw:auto-grow-height="false" fo:min-height="10.625cm" fo:min-width="14.741cm" fo:padding-top="0.151cm" fo:padding-bottom="0.151cm" fo:padding-left="0.276cm" fo:padding-right="0.276cm" draw:shadow-opacity="0%"/>
    </style:style>
    <style:style style:name="gr12" style:family="graphic" style:parent-style-name="standard">
      <style:graphic-properties svg:stroke-width="0.051cm" svg:stroke-color="#1c1c1c" draw:marker-start-width="0.356cm" draw:marker-end-width="0.356cm" draw:fill="solid" draw:fill-color="#729fcf" draw:opacity="0%" draw:textarea-horizontal-align="justify" draw:textarea-vertical-align="middle" draw:auto-grow-height="false" fo:min-height="10.255cm" fo:min-width="11.117cm" fo:padding-top="0.151cm" fo:padding-bottom="0.151cm" fo:padding-left="0.276cm" fo:padding-right="0.276cm" draw:shadow-opacity="0%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solid" draw:fill-color="#729fcf" draw:opacity="0%" draw:textarea-horizontal-align="justify" draw:textarea-vertical-align="middle" draw:auto-grow-height="false" fo:min-height="4.307cm" fo:min-width="5.699cm" fo:padding-top="0.15cm" fo:padding-bottom="0.15cm" fo:padding-left="0.275cm" fo:padding-right="0.275cm" draw:shadow-opacity="0%"/>
    </style:style>
    <style:style style:name="gr14" style:family="graphic" style:parent-style-name="standard">
      <style:graphic-properties svg:stroke-width="0.051cm" svg:stroke-color="#000000" draw:marker-start-width="0.355cm" draw:marker-end-width="0.355cm" draw:fill="solid" draw:fill-color="#729fcf" draw:opacity="0%" draw:textarea-horizontal-align="justify" draw:textarea-vertical-align="middle" draw:auto-grow-height="false" fo:min-height="1.956cm" fo:min-width="4.769cm" fo:padding-top="0.15cm" fo:padding-bottom="0.15cm" fo:padding-left="0.275cm" fo:padding-right="0.275cm" draw:shadow-opacity="0%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solid" draw:fill-color="#729fcf" draw:opacity="0%" draw:textarea-horizontal-align="justify" draw:textarea-vertical-align="middle" draw:auto-grow-height="false" fo:min-height="0.691cm" fo:min-width="2.351cm" fo:padding-top="0.15cm" fo:padding-bottom="0.15cm" fo:padding-left="0.275cm" fo:padding-right="0.275cm" draw:shadow-opacity="0%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solid" draw:fill-color="#729fcf" draw:opacity="0%" draw:textarea-horizontal-align="justify" draw:textarea-vertical-align="middle" draw:auto-grow-height="false" fo:min-height="1.549cm" fo:min-width="6.75cm" fo:padding-top="0.15cm" fo:padding-bottom="0.15cm" fo:padding-left="0.275cm" fo:padding-right="0.275cm" draw:shadow-opacity="0%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3cm" fo:padding-bottom="0.13cm" fo:padding-left="0.25cm" fo:padding-right="0.25cm" fo:wrap-option="wrap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pr4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_5f__5f_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pr6" style:family="presentation" style:parent-style-name="OBJECT_5f__5f_-outline1">
      <style:graphic-properties draw:stroke="none" svg:stroke-width="0cm" draw:fill="none" draw:textarea-vertical-align="top" draw:auto-grow-height="false" draw:fit-to-size="false" style:shrink-to-fit="false" fo:min-height="10.798cm" fo:padding-top="0.13cm" fo:padding-bottom="0.13cm" fo:padding-left="0.25cm" fo:padding-right="0.25cm" fo:wrap-option="wrap"/>
    </style:style>
    <style:style style:name="pr7" style:family="presentation" style:parent-style-name="OBJECT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1.911cm" style:use-optimal-column-width="false"/>
    </style:style>
    <style:style style:name="co2" style:family="table-column">
      <style:table-column-properties style:column-width="5.684cm" style:use-optimal-column-width="false"/>
    </style:style>
    <style:style style:name="co3" style:family="table-column">
      <style:table-column-properties style:column-width="2.035cm" style:use-optimal-column-width="false"/>
    </style:style>
    <style:style style:name="ro1" style:family="table-row">
      <style:table-row-properties style:row-height="1.039cm"/>
    </style:style>
    <style:style style:name="ro2" style:family="table-row">
      <style:table-row-properties style:row-height="1.021cm"/>
    </style:style>
    <style:style style:name="ro3" style:family="table-row">
      <style:table-row-properties style:row-height="1.083cm"/>
    </style:style>
    <style:style style:name="ro4" style:family="table-row">
      <style:table-row-properties style:row-height="1.022cm"/>
    </style:style>
    <style:style style:name="ro5" style:family="table-row">
      <style:table-row-properties style:row-height="1.026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6" style:family="paragraph">
      <style:paragraph-properties fo:margin-left="0cm" fo:margin-right="0cm" fo:margin-top="0.5cm" fo:margin-bottom="0cm" fo:line-height="100%" fo:text-align="start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solid" draw:fill-color="#95b3d7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fo:line-height="115%" fo:text-align="start" style:writing-mode="lr-tb" style:font-independent-line-spacing="true"/>
      <style:text-properties fo:font-size="28pt" style:font-size-asian="28pt" style:font-size-complex="28pt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729fcf" draw:opacity="0%"/>
      <style:paragraph-properties fo:text-align="center"/>
    </style:style>
    <style:style style:name="P15" style:family="paragraph">
      <loext:graphic-properties draw:fill="solid" draw:fill-color="#95b3d7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16" style:family="paragraph">
      <loext:graphic-properties draw:fill="none"/>
      <style:paragraph-properties fo:line-height="115%" fo:text-align="start" style:writing-mode="lr-tb" style:font-independent-line-spacing="true"/>
      <style:text-properties fo:color="#333333" fo:font-size="22pt" style:font-size-asian="22pt" style:font-size-complex="22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9" style:family="paragraph">
      <loext:graphic-properties draw:fill="none"/>
      <style:paragraph-properties fo:line-height="115%" fo:text-align="start" style:writing-mode="lr-tb" style:font-independent-line-spacing="true"/>
      <style:text-properties fo:color="#333333" fo:font-size="26pt" style:font-size-asian="26pt" style:font-size-complex="26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1" style:family="paragraph">
      <loext:graphic-properties draw:fill="solid" draw:fill-color="#95b3d7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Arial1" fo:font-size="28pt" style:font-size-asian="28pt" style:font-size-complex="2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26pt" fo:letter-spacing="normal" fo:font-style="normal" fo:text-shadow="none" style:text-underline-style="none" fo:font-weight="normal" style:letter-kerning="true" fo:background-color="transparent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0pt" fo:letter-spacing="normal" fo:font-style="normal" fo:text-shadow="none" style:text-underline-style="none" fo:font-weight="normal" style:letter-kerning="true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30pt" fo:letter-spacing="normal" fo:font-style="normal" fo:text-shadow="none" style:text-underline-style="none" fo:font-weight="normal" style:letter-kerning="true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Arial" fo:font-size="30pt" fo:letter-spacing="normal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size="11pt" fo:font-weight="bold" style:font-weight-asian="bold" style:font-weight-complex="bold"/>
    </style:style>
    <style:style style:name="T11" style:family="text">
      <style:text-properties fo:font-size="11pt"/>
    </style:style>
    <style:style style:name="T12" style:family="text">
      <style:text-properties fo:font-variant="normal" fo:text-transform="none" fo:color="#33663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ce181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333333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333333" style:text-line-through-style="none" style:text-line-through-type="none" style:text-position="0% 100%" style:font-name="Arial" fo:font-size="18pt" fo:letter-spacing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" style:family="text">
      <style:text-properties fo:font-variant="normal" fo:text-transform="none" fo:color="#333333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0" style:family="text">
      <style:text-properties fo:font-variant="normal" fo:text-transform="none" fo:color="#434343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1" style:family="text">
      <style:text-properties fo:font-variant="normal" fo:text-transform="none" fo:color="#434343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2" style:family="text">
      <style:text-properties fo:font-variant="normal" fo:text-transform="none" fo:color="#434343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3" style:family="text">
      <style:text-properties fo:font-variant="normal" fo:text-transform="none" fo:color="#434343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4" style:family="text">
      <style:text-properties fo:font-variant="normal" fo:text-transform="none" fo:color="#333333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5" style:family="text">
      <style:text-properties fo:font-variant="normal" fo:text-transform="none" fo:color="#3333f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6" style:family="text">
      <style:text-properties fo:font-variant="normal" fo:text-transform="none" fo:color="#434343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7" style:family="text">
      <style:text-properties fo:font-variant="normal" fo:text-transform="none" fo:color="#434343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28" style:family="text">
      <style:text-properties fo:font-variant="normal" fo:text-transform="none" fo:color="#333333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9" style:family="text">
      <style:text-properties fo:font-variant="normal" fo:text-transform="none" fo:color="#434343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434343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2" style:family="text">
      <style:text-properties fo:font-variant="normal" fo:text-transform="none" fo:color="#434343" style:text-line-through-style="none" style:text-line-through-type="none" style:text-position="0% 100%" style:font-name="Arial" fo:font-size="16pt" fo:letter-spacing="normal" fo:font-style="normal" fo:text-shadow="none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3" style:family="text">
      <style:text-properties fo:font-variant="normal" fo:text-transform="none" fo:color="#333333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5" style:family="text">
      <style:text-properties fo:font-variant="normal" fo:text-transform="none" fo:color="#ce181e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★">
        <style:list-level-properties text:space-before="0.742cm" text:min-label-width="0.528cm"/>
        <style:text-properties style:font-name="Arial1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★">
        <style:list-level-properties text:space-before="0.742cm" text:min-label-width="0.528cm"/>
        <style:text-properties style:font-name="Arial1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121;p27" draw:style-name="gr1" draw:text-style-name="P2" draw:layer="layout" svg:width="21.589cm" svg:height="1.997cm" svg:x="1.901cm" svg:y="6.328cm">
          <text:p text:style-name="P1"><text:span text:style-name="T1">Bash Lecture 4 – Bash Scripting </text:span></text:p>
          <text:p text:style-name="P1"><text:span text:style-name="T1">beyond the basic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7" draw:style-name="gr2" draw:text-style-name="P2" draw:layer="layout" svg:width="17.779cm" svg:height="4.867cm" svg:x="3.81cm" svg:y="9.695cm">
          <text:p text:style-name="P3"><text:span text:style-name="T2"><text:line-break/></text:span><text:span text:style-name="T2"> 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1:notes" draw:style-name="gr3" draw:layer="layout" svg:width="12.7cm" svg:height="9.524cm" svg:x="3.176cm" svg:y="1.905cm" draw:page-number="1" presentation:class="page"/>
        </presentation:notes>
      </draw:page>
      <draw:page draw:name="page2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7" draw:layer="layout" svg:width="25.4cm" svg:height="15.675cm" svg:x="0cm" svg:y="2.172cm" presentation:class="outline" presentation:user-transformed="true">
          <draw:text-box>
            <text:list text:style-name="L2">
              <text:list-item>
                <text:p text:style-name="P5"><text:span text:style-name="T3"><text:s/></text:span><text:span text:style-name="T3">Bibliography:</text:span></text:p>
              </text:list-item>
            </text:list>
            <text:p text:style-name="P5"><text:span text:style-name="T4"><text:a xlink:href="https://www.rigacci.org/docs/biblio/online/sysadmin/toc.htm" xlink:type="simple">https://www.rigacci.org/docs/biblio/online/sysadmin/toc.htm</text:a></text:span></text:p>
            <text:p text:style-name="P5"><text:span text:style-name="T4"><text:a xlink:href="https://www.tldp.org/LDP/abs/html/" xlink:type="simple">https://www.tldp.org/LDP/abs/html/</text:a></text:span></text:p>
            <text:list text:continue-numbering="true" text:style-name="L2">
              <text:list-item>
                <text:p text:style-name="P5"><text:span text:style-name="T5"><text:s/></text:span><text:span text:style-name="T5">Learning </text:span><text:span text:style-name="T5">Materials:</text:span></text:p>
              </text:list-item>
            </text:list>
            <text:p text:style-name="P5"><text:span text:style-name="T6">http://</text:span><text:span text:style-name="T6">www.ee.surrey.a</text:span><text:span text:style-name="T6">c.uk/Teaching/</text:span><text:span text:style-name="T6">Unix/</text:span></text:p>
            <text:p text:style-name="P6"><text:span text:style-name="T6">https://</text:span><text:span text:style-name="T6">github.com/</text:span><text:span text:style-name="T6">bertocco/</text:span><text:span text:style-name="T6">abilita_info_units</text:span><text:span text:style-name="T6">_2021</text:span></text:p>
            <text:p><text:span text:style-name="T5"/></text:p>
            <text:p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name="Google Shape;141;p29" presentation:style-name="pr3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4" draw:text-style-name="P9" draw:layer="layout" svg:width="21.212cm" svg:height="2.286cm" svg:x="0cm" svg:y="-0.001cm">
          <text:p text:style-name="P8"><text:span text:style-name="T3">Bibliography and learning mater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7" draw:layer="layout" svg:width="24.384cm" svg:height="14.223cm" svg:x="1.016cm" svg:y="3.302cm" presentation:class="outline" presentation:user-transformed="true">
          <draw:text-box>
            <text:list text:style-name="L2">
              <text:list-item>
                <text:p text:style-name="P10"><text:span text:style-name="T7">Redirection</text:span><text:span text:style-name="T8"> </text:span></text:p>
              </text:list-item>
              <text:list-item>
                <text:p text:style-name="P5"><text:span text:style-name="T8">Bash </text:span><text:span text:style-name="T8">scripting </text:span><text:span text:style-name="T8">programming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Main </text:span><text:span text:style-name="T8">programmi</text:span><text:span text:style-name="T8">ng </text:span><text:span text:style-name="T8">elements </text:span><text:span text:style-name="T8">(if, for, </text:span><text:span text:style-name="T8">while,…)</text:span></text:p>
                  </text:list-item>
                  <text:list-item>
                    <text:p text:style-name="P11"><text:span text:style-name="T8">Functions</text:span></text:p>
                  </text:list-item>
                  <text:list-item>
                    <text:p text:style-name="P11"><text:span text:style-name="T8">Scope of </text:span><text:span text:style-name="T8">vari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Examples </text:span><text:span text:style-name="T8">(using files)</text:span></text:p>
                  </text:list-item>
                  <text:list-item>
                    <text:p text:style-name="P11"><text:span text:style-name="T8">Basic `sed`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Basic `awk`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11"><text:span text:style-name="T8"/></text:p>
                  </text:list-header>
                </text:list>
                <text:p text:style-name="P5"><text:span text:style-name="T8"/></text:p>
              </text:list-item>
            </text:list>
          </draw:text-box>
        </draw:frame>
        <draw:frame draw:name="Google Shape;141;p29" presentation:style-name="pr3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5" draw:text-style-name="P9" draw:layer="layout" svg:width="15.988cm" svg:height="2.286cm" svg:x="0cm" svg:y="-0.001cm">
          <text:p text:style-name="P3"><text:span text:style-name="T1">Arguments of this le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3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OBJECT_5f__5f_" presentation:presentation-page-layout-name="AL2T11">
        <office:forms form:automatic-focus="false" form:apply-design-mode="false"/>
        <draw:frame draw:name="Google Shape;141;p29" presentation:style-name="pr5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5" draw:text-style-name="P9" draw:layer="layout" svg:width="15.988cm" svg:height="2.286cm" svg:x="0cm" svg:y="-0.001cm">
          <text:p text:style-name="P3"><text:span text:style-name="T1">Redir</text:span><text:span text:style-name="T1">ectio</text:span><text:span text:style-name="T1">n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6" draw:text-style-name="P12" draw:layer="layout" svg:width="25.4cm" svg:height="15.55cm" svg:x="0cm" svg:y="2.593cm" presentation:class="outline" presentation:user-transformed="true">
          <draw:text-box>
            <text:p text:style-name="P10"><text:span text:style-name="T9">Each UNIX command (or </text:span><text:span text:style-name="T9">program) is connected to </text:span><text:span text:style-name="T9">three communication </text:span><text:span text:style-name="T9">channels between the </text:span><text:span text:style-name="T9">command and its </text:span><text:span text:style-name="T9">environment:</text:span></text:p>
            <text:list text:style-name="L5">
              <text:list-item>
                <text:p text:style-name="P10"><text:span text:style-name="T9">Standard input (stdin) </text:span><text:span text:style-name="T9">where the command </text:span><text:span text:style-name="T9">read its input</text:span></text:p>
              </text:list-item>
              <text:list-item>
                <text:p text:style-name="P10"><text:span text:style-name="T9">Standard output </text:span><text:span text:style-name="T9">(stdout) where the </text:span><text:span text:style-name="T9">command writes its </text:span><text:span text:style-name="T9">output</text:span></text:p>
              </text:list-item>
              <text:list-item>
                <text:p text:style-name="P10"><text:span text:style-name="T9">Standard error (stderr) </text:span><text:span text:style-name="T9">where the command </text:span><text:span text:style-name="T9">writes its error</text:span></text:p>
              </text:list-item>
            </text:list>
            <text:p text:style-name="P10"><text:span text:style-name="T9"><text:s/></text:span><text:span text:style-name="T9">When a command is </text:span><text:span text:style-name="T9">executed via an interactive </text:span><text:span text:style-name="T9">shell, the streams are </text:span><text:span text:style-name="T9">typically connected to the </text:span><text:span text:style-name="T9">text terminal on which the </text:span><text:span text:style-name="T9">shell is running, but can be </text:span><text:span text:style-name="T9">changed with redirection or </text:span><text:span text:style-name="T9">with a pipeline</text:span></text:p>
            <text:p text:style-name="P10"><text:span text:style-name="T9"/></text:p>
            <text:p text:style-name="P10"><text:span text:style-name="T9"><text:s text:c="3"/></text:span></text:p>
            <text:p text:style-name="P10"><text:span text:style-name="T9"><text:s text:c="4"/></text:span></text:p>
            <text:p text:style-name="P10"><text:span text:style-name="T9"><text:s text:c="3"/></text:span></text:p>
            <text:p text:style-name="P10"><text:span text:style-name="T9"><text:s text:c="3"/></text:span></text:p>
            <text:p text:style-name="P10"><text:span text:style-name="T9">Standard Input, Standard </text:span><text:span text:style-name="T9">Output and Standard Error </text:span><text:span text:style-name="T9">Symbols:</text:span></text:p>
            <text:p text:style-name="P10"><text:span text:style-name="T9"/></text:p>
            <text:p text:style-name="P10"><text:span text:style-name="T9"><text:tab/></text:span></text:p>
            <text:p text:style-name="P10"><text:span text:style-name="T9"><text:s text:c="4"/></text:span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draw:style-name="standard" draw:layer="layout" svg:width="23.821cm" svg:height="4.167cm" svg:x="0.407cm" svg:y="9.86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8"><text:span text:style-name="T9">redirect </text:span><text:span text:style-name="T9">stdout to a </text:span><text:span text:style-name="T9">file</text:span></text:p>
              </table:table-cell>
              <table:table-cell>
                <text:p text:style-name="P8"><text:span text:style-name="T9">redirect </text:span><text:span text:style-name="T9">stderr and </text:span><text:span text:style-name="T9">stdout to a </text:span><text:span text:style-name="T9">file</text:span></text:p>
              </table:table-cell>
            </table:table-row>
            <table:table-row table:style-name="ro2" table:default-cell-style-name="gray2">
              <table:table-cell>
                <text:p text:style-name="P8"><text:span text:style-name="T9">redirect stderr to a file</text:span></text:p>
              </table:table-cell>
              <table:table-cell>
                <text:p text:style-name="P8"><text:span text:style-name="T9">redirect stderr and </text:span><text:span text:style-name="T9">stdout to stdout</text:span></text:p>
              </table:table-cell>
            </table:table-row>
            <table:table-row table:style-name="ro2" table:default-cell-style-name="gray1">
              <table:table-cell>
                <text:p text:style-name="P8"><text:span text:style-name="T9">redirect stdout to stderr</text:span></text:p>
              </table:table-cell>
              <table:table-cell>
                <text:p text:style-name="P8"><text:span text:style-name="T9">redirect stderr and stdout to stderr </text:span></text:p>
              </table:table-cell>
            </table:table-row>
            <table:table-row table:style-name="ro3" table:default-cell-style-name="gray2">
              <table:table-cell>
                <text:p text:style-name="P8"><text:span text:style-name="T9">redirect stderr to stdout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718cm" svg:height="3.071cm" svg:x="0.451cm" svg:y="15.033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8"><text:span text:style-name="T9">standard input </text:span></text:p>
              </table:table-cell>
              <table:table-cell>
                <text:p text:style-name="P8"><text:span text:style-name="T9">0&lt;</text:span></text:p>
              </table:table-cell>
            </table:table-row>
            <table:table-row table:style-name="ro4" table:default-cell-style-name="gray2">
              <table:table-cell>
                <text:p text:style-name="P8"><text:span text:style-name="T9">standard output</text:span></text:p>
              </table:table-cell>
              <table:table-cell>
                <text:p text:style-name="P8"><text:span text:style-name="T9">1&gt;</text:span></text:p>
              </table:table-cell>
            </table:table-row>
            <table:table-row table:style-name="ro5" table:default-cell-style-name="gray1">
              <table:table-cell>
                <text:p text:style-name="P8"><text:span text:style-name="T9">standard error </text:span></text:p>
              </table:table-cell>
              <table:table-cell>
                <text:p text:style-name="P8"><text:span text:style-name="T9">2&gt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4" presentation:class="page"/>
          <draw:frame draw:name="Google Shape;138;g43a2041c0c_0_9:notes" presentation:style-name="pr7" draw:text-style-name="P4" draw:layer="layout" svg:width="15.239cm" svg:height="11.429cm" svg:x="1.905cm" svg:y="12.065cm" presentation:class="notes" presentation:user-transformed="true">
            <draw:text-box>
              <text:p text:style-name="P13"><text:span text:style-name="T10">stdin</text:span></text:p>
              <text:p text:style-name="P13"><text:span text:style-name="T11"/></text:p>
              <text:p text:style-name="P13"><text:span text:style-name="T11">Generally standard input, referred to as "stdin", comes from the keyboard.</text:span></text:p>
              <text:p text:style-name="P13"><text:span text:style-name="T11"/></text:p>
              <text:p text:style-name="P13"><text:span text:style-name="T11">When you type stuff, you're typing it on stdin (a standard input terminal). A standard input device, which is usually the </text:span><text:span text:style-name="T11">keyboard, but Linux also allows you take standard input from a file.</text:span></text:p>
              <text:p text:style-name="P13"><text:span text:style-name="T11"/></text:p>
              <text:p text:style-name="P13"><text:span text:style-name="T11">For example:</text:span></text:p>
              <text:p text:style-name="P13"><text:span text:style-name="T11"/></text:p>
              <text:p text:style-name="P13"><text:span text:style-name="T11">cat &lt; myfirstscript <text:s/></text:span></text:p>
              <text:p text:style-name="P13"><text:span text:style-name="T11"/></text:p>
              <text:p text:style-name="P13"><text:span text:style-name="T10">stdout</text:span></text:p>
              <text:p text:style-name="P13"><text:span text:style-name="T11"/></text:p>
              <text:p text:style-name="P13"><text:span text:style-name="T11">Standard output, as created at process creating time, goes to the console, your terminal or an X terminal. Exactly where output </text:span><text:span text:style-name="T11">is sent clearly depends on where the process originated.</text:span></text:p>
              <text:p text:style-name="P13"><text:span text:style-name="T11"/></text:p>
              <text:p text:style-name="P13"><text:span text:style-name="T11">Our console or terminal should be the device that is accepting the output. Running the command:</text:span></text:p>
              <text:p text:style-name="P13"><text:span text:style-name="T11"/></text:p>
              <text:p text:style-name="P13"><text:span text:style-name="T11">cat file</text:span></text:p>
              <text:p text:style-name="P13"><text:span text:style-name="T11"><text:s text:c="24"/></text:span></text:p>
            </draw:text-box>
          </draw:frame>
        </presentation:notes>
      </draw:page>
      <draw:page draw:name="page5" draw:style-name="dp3" draw:master-page-name="OBJECT_5f__5f_" presentation:presentation-page-layout-name="AL2T11">
        <office:forms form:automatic-focus="false" form:apply-design-mode="false"/>
        <draw:frame draw:name="Google Shape;141;p29" presentation:style-name="pr5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5" draw:text-style-name="P9" draw:layer="layout" svg:width="15.988cm" svg:height="2.286cm" svg:x="0cm" svg:y="-0.001cm">
          <text:p text:style-name="P3"><text:span text:style-name="T1">Redirection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6" draw:text-style-name="P12" draw:layer="layout" svg:width="25.082cm" svg:height="15.55cm" svg:x="0.318cm" svg:y="2.593cm" presentation:class="outline" presentation:user-transformed="true">
          <draw:text-box>
            <text:p text:style-name="P10"><text:span text:style-name="T12">Redirection [&gt; <text:s/>&amp;&gt; <text:s/>&gt;&amp; <text:s/>&gt;&gt;]</text:span><text:span text:style-name="T9">.</text:span></text:p>
            <text:list text:style-name="L3">
              <text:list-item>
                <text:p text:style-name="P10"><text:span text:style-name="T9">Redirect stdout to file </text:span><text:span text:style-name="T9">(overwrite filename if it </text:span><text:span text:style-name="T9">already exists):</text:span></text:p>
              </text:list-item>
            </text:list>
            <text:p text:style-name="P10"><text:span text:style-name="T9">scriptname &gt; filename </text:span></text:p>
            <text:p text:style-name="P10"><text:span text:style-name="T9">scriptname <text:s/>&gt;&gt; filename <text:s text:c="6"/></text:span><text:span text:style-name="T9"># appends the output of </text:span><text:span text:style-name="T9">scriptname to file filename. </text:span><text:span text:style-name="T9">If </text:span></text:p>
            <text:p text:style-name="P10"><text:span text:style-name="T9"><text:s text:c="43"/></text:span><text:span text:style-name="T9"><text:s text:c="2"/></text:span><text:span text:style-name="T9"># <text:s/>filename does not </text:span><text:span text:style-name="T9">already exist, it is created</text:span></text:p>
            <text:list text:continue-numbering="true" text:style-name="L3">
              <text:list-item>
                <text:p text:style-name="P10"><text:span text:style-name="T9">Redirect stderr to file </text:span><text:span text:style-name="T9">(overwrite filename if it </text:span><text:span text:style-name="T9">already exists):</text:span></text:p>
              </text:list-item>
            </text:list>
            <text:p text:style-name="P10"><text:span text:style-name="T9">scriptname 2&gt; filename </text:span></text:p>
            <text:list text:continue-numbering="true" text:style-name="L3">
              <text:list-item>
                <text:p text:style-name="P10"><text:span text:style-name="T9">Redirect both the </text:span><text:span text:style-name="T9">stdout and the stderr of </text:span><text:span text:style-name="T9">command to filename:</text:span></text:p>
              </text:list-item>
            </text:list>
            <text:p text:style-name="P10"><text:span text:style-name="T9">command &amp;&gt; filename </text:span><text:span text:style-name="T9">redirects both the stdout </text:span><text:span text:style-name="T9">and the stderr of command </text:span><text:span text:style-name="T9">to filename</text:span></text:p>
            <text:list text:continue-numbering="true" text:style-name="L3">
              <text:list-item>
                <text:p text:style-name="P10"><text:span text:style-name="T9">Redirects stdout of </text:span><text:span text:style-name="T9">command to stderr:</text:span></text:p>
              </text:list-item>
            </text:list>
            <text:p text:style-name="P10"><text:span text:style-name="T9">command &gt;&amp;2 </text:span></text:p>
            <text:list text:continue-numbering="true" text:style-name="L3">
              <text:list-item>
                <text:p text:style-name="P10"><text:span text:style-name="T9">Redirects stderr of </text:span><text:span text:style-name="T9">command to stdout:</text:span></text:p>
              </text:list-item>
            </text:list>
            <text:p text:style-name="P10"><text:span text:style-name="T9">command 2&gt;&amp;1</text:span></text:p>
            <text:p text:style-name="P10"><text:span text:style-name="T9"/></text:p>
            <text:p text:style-name="P10"><text:span text:style-name="T9"/></text:p>
          </draw:text-box>
        </draw:fram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5" presentation:class="page"/>
          <draw:frame draw:name="Google Shape;138;g43a2041c0c_0_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BJECT_5f__5f_" presentation:presentation-page-layout-name="AL2T11">
        <office:forms form:automatic-focus="false" form:apply-design-mode="false"/>
        <draw:frame draw:name="Google Shape;141;p29" presentation:style-name="pr5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5" draw:text-style-name="P9" draw:layer="layout" svg:width="15.988cm" svg:height="2.286cm" svg:x="0cm" svg:y="-0.001cm">
          <text:p text:style-name="P3"><text:span text:style-name="T1">Redirection: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6" draw:text-style-name="P12" draw:layer="layout" svg:width="24.67cm" svg:height="15.882cm" svg:x="0.53cm" svg:y="2.593cm" presentation:class="outline" presentation:user-transformed="true">
          <draw:text-box>
            <text:list text:style-name="L3">
              <text:list-item>
                <text:p text:style-name="P10"><text:span text:style-name="T9">Stdout redirected to file</text:span></text:p>
              </text:list-item>
            </text:list>
            <text:p text:style-name="P10"><text:span text:style-name="T9">find . -name pippo &gt; find-</text:span><text:span text:style-name="T9">output.txt</text:span></text:p>
            <text:list text:continue-numbering="true" text:style-name="L3">
              <text:list-item>
                <text:p text:style-name="P10"><text:span text:style-name="T9">Stderr redirected to file</text:span></text:p>
              </text:list-item>
            </text:list>
            <text:p text:style-name="P10"><text:span text:style-name="T9">find . -name pippo 2&gt; find-</text:span><text:span text:style-name="T9">errors.txt</text:span></text:p>
            <text:list text:continue-numbering="true" text:style-name="L3">
              <text:list-item>
                <text:p text:style-name="P10"><text:span text:style-name="T9">discards any errors that </text:span><text:span text:style-name="T9">are generated by the </text:span><text:span text:style-name="T9">find command</text:span></text:p>
              </text:list-item>
            </text:list>
            <text:p text:style-name="P10"><text:span text:style-name="T9">find / -name "*" -print 2&gt; </text:span><text:span text:style-name="T13">/dev/null</text:span></text:p>
            <text:p text:style-name="P10"><text:span text:style-name="T13">/dev/null </text:span><text:span text:style-name="T14">is a simple device </text:span><text:span text:style-name="T14">(implemented in software </text:span><text:span text:style-name="T14">and not corresponding to </text:span><text:span text:style-name="T14">any hardware device on the </text:span><text:span text:style-name="T14">system).</text:span></text:p>
            <text:p text:style-name="P10"><text:span text:style-name="T14"><text:s text:c="4"/></text:span><text:span text:style-name="T14">/dev/null looks empty </text:span><text:span text:style-name="T14">when you read from it.</text:span></text:p>
            <text:p text:style-name="P10"><text:span text:style-name="T14"><text:s text:c="4"/></text:span><text:span text:style-name="T14">Writing to /dev/null does </text:span><text:span text:style-name="T14">nothing: data written to this </text:span><text:span text:style-name="T14">device simply "disappear."</text:span></text:p>
            <text:p text:style-name="P10"><text:span text:style-name="T14">Often a command's </text:span><text:span text:style-name="T14">standard output is silenced </text:span><text:span text:style-name="T14">by redirecting it to /dev/null, </text:span><text:span text:style-name="T14">and this is perhaps the null </text:span><text:span text:style-name="T14">device's commonest use in </text:span><text:span text:style-name="T14">shell scripting:</text:span></text:p>
            <text:p text:style-name="P10"><text:span text:style-name="T14">command &gt; /dev/null</text:span></text:p>
            <text:list text:continue-numbering="true" text:style-name="L3">
              <text:list-item>
                <text:p text:style-name="P10"><text:span text:style-name="T14">Redirect both stdout </text:span><text:span text:style-name="T14">and stderr to file</text:span></text:p>
              </text:list-item>
            </text:list>
            <text:p text:style-name="P10"><text:span text:style-name="T14">find . <text:s/>-name pippo &amp;&gt; </text:span><text:span text:style-name="T14">out_and_err.txt</text:span></text:p>
            <text:list text:continue-numbering="true" text:style-name="L3">
              <text:list-item>
                <text:p text:style-name="P10"><text:span text:style-name="T14">Redirect stderr to </text:span><text:span text:style-name="T14">stdout: </text:span><text:span text:style-name="T14"><text:tab/></text:span><text:span text:style-name="T14"> <text:s text:c="12"/>find . <text:s/></text:span><text:span text:style-name="T14">-name filename 2&gt;&amp;1</text:span></text:p>
              </text:list-item>
              <text:list-item>
                <text:p text:style-name="P10"><text:span text:style-name="T14">Redirect stdout to </text:span><text:span text:style-name="T14">stderr: <text:s text:c="16"/>find . <text:s/></text:span><text:span text:style-name="T14">-name filename 1&gt;&amp;2 </text:span></text:p>
              </text:list-item>
            </text:list>
            <text:p text:style-name="P10"><text:span text:style-name="T14"/></text:p>
            <text:p text:style-name="P10"><text:span text:style-name="T14"/></text:p>
            <text:p text:style-name="P10"><text:span text:style-name="T9"/></text:p>
            <text:p text:style-name="P10"><text:span text:style-name="T9"/></text:p>
          </draw:text-box>
        </draw:frame>
        <draw:custom-shape draw:style-name="gr6" draw:text-style-name="P14" draw:layer="layout" svg:width="24.725cm" svg:height="6.113cm" svg:x="0.411cm" svg:y="7.90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6" presentation:class="page"/>
          <draw:frame draw:name="Google Shape;138;g43a2041c0c_0_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OBJECT_5f__5f_" presentation:presentation-page-layout-name="AL2T11">
        <office:forms form:automatic-focus="false" form:apply-design-mode="false"/>
        <draw:frame draw:name="Google Shape;141;p29" presentation:style-name="pr5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5" draw:text-style-name="P9" draw:layer="layout" svg:width="15.988cm" svg:height="2.286cm" svg:x="0cm" svg:y="-0.001cm">
          <text:p text:style-name="P3"><text:span text:style-name="T1">Special characters: P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6" draw:text-style-name="P12" draw:layer="layout" svg:width="25.4cm" svg:height="15.55cm" svg:x="0cm" svg:y="2.593cm" presentation:class="outline" presentation:user-transformed="true">
          <draw:text-box>
            <text:p text:style-name="P10"><text:span text:style-name="T12">Pipe [ | ]</text:span><text:span text:style-name="T9">. Passes the output </text:span><text:span text:style-name="T9">(stdout) of a previous </text:span><text:span text:style-name="T9">command to the input </text:span><text:span text:style-name="T9">(stdin) of the next one, or to </text:span><text:span text:style-name="T9">the shell. This is a method </text:span><text:span text:style-name="T9">of chaining commands </text:span><text:span text:style-name="T9">together.</text:span></text:p>
            <text:p text:style-name="P10"><text:span text:style-name="T9"/></text:p>
            <text:p text:style-name="P10"><text:span text:style-name="T9">echo ls -l | sh</text:span></text:p>
            <text:p text:style-name="P10"><text:span text:style-name="T9"># <text:s/>Passes the output of </text:span><text:span text:style-name="T9">"echo ls -l" to the shell,</text:span></text:p>
            <text:p text:style-name="P10"><text:span text:style-name="T9">#+ with the same result as </text:span><text:span text:style-name="T9">a simple "ls -l".</text:span></text:p>
            <text:p text:style-name="P10"><text:span text:style-name="T9"/></text:p>
            <text:p text:style-name="P10"><text:span text:style-name="T9"/></text:p>
            <text:p text:style-name="P10"><text:span text:style-name="T9">cat *.lst | sort | uniq</text:span></text:p>
            <text:p text:style-name="P10"><text:span text:style-name="T9"># Merges and sorts all ".lst" </text:span><text:span text:style-name="T9">files, then deletes duplicate </text:span><text:span text:style-name="T9">lines.</text:span></text:p>
            <text:p text:style-name="P10"><text:span text:style-name="T9"/></text:p>
            <text:p text:style-name="P10"><text:span text:style-name="T9">A pipe sends the stdout of </text:span><text:span text:style-name="T9">one process to the stdin of </text:span><text:span text:style-name="T9">another. In a typical case, a </text:span><text:span text:style-name="T9">command, such as cat or </text:span><text:span text:style-name="T9">echo, pipes a stream of </text:span><text:span text:style-name="T9">data to a command that </text:span><text:span text:style-name="T9">transforms it in input for </text:span><text:span text:style-name="T9">processing:</text:span></text:p>
            <text:p text:style-name="P10"><text:span text:style-name="T9"/></text:p>
            <text:p text:style-name="P10"><text:span text:style-name="T9">cat $filename1 $filename2 | </text:span><text:span text:style-name="T9">grep $search_word</text:span></text:p>
            <text:p text:style-name="P10"><text:span text:style-name="T9"/></text:p>
            <text:p text:style-name="P10"><text:span text:style-name="T9"/></text:p>
          </draw:text-box>
        </draw:fram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7" presentation:class="page"/>
          <draw:frame draw:name="Google Shape;138;g43a2041c0c_0_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OBJECT_5f__5f_" presentation:presentation-page-layout-name="AL2T11">
        <office:forms form:automatic-focus="false" form:apply-design-mode="false"/>
        <draw:frame draw:name="Google Shape;141;p29" presentation:style-name="pr5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7" draw:text-style-name="P9" draw:layer="layout" svg:width="20.929cm" svg:height="2.286cm" svg:x="0cm" svg:y="-0.001cm">
          <text:p text:style-name="P3"><text:span text:style-name="T1">Redirection with pipe and tee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6" draw:text-style-name="P12" draw:layer="layout" svg:width="24.87cm" svg:height="15.882cm" svg:x="0.23cm" svg:y="2.593cm" presentation:class="outline" presentation:user-transformed="true">
          <draw:text-box>
            <text:p text:style-name="P10"><text:span text:style-name="T9">Examples of redirection of </text:span><text:span text:style-name="T9">the output of a command to </text:span><text:span text:style-name="T9">be used as input of another:</text:span></text:p>
            <text:list text:style-name="L3">
              <text:list-item>
                <text:p text:style-name="P10"><text:span text:style-name="T9">Display the output of a </text:span><text:span text:style-name="T9">command (in this case </text:span><text:span text:style-name="T9">ls) by pages:</text:span></text:p>
                <text:p text:style-name="P10"><text:span text:style-name="T9">ls -la | less </text:span></text:p>
              </text:list-item>
              <text:list-item>
                <text:p text:style-name="P10"><text:span text:style-name="T9">Count files in a </text:span><text:span text:style-name="T9">directory:</text:span></text:p>
                <text:p text:style-name="P10"><text:span text:style-name="T9">ls -l | wc -l</text:span></text:p>
              </text:list-item>
              <text:list-item>
                <text:p text:style-name="P10"><text:span text:style-name="T9">Count the number of </text:span><text:span text:style-name="T9">rows containing of the </text:span><text:span text:style-name="T9">word “canadesi” in the </text:span><text:span text:style-name="T9">file vialactea.txt</text:span></text:p>
                <text:p text:style-name="P10"><text:span text:style-name="T9">grep canadesi </text:span><text:span text:style-name="T9">vialactea.txt | wc -l</text:span></text:p>
              </text:list-item>
              <text:list-item>
                <text:p text:style-name="P10"><text:span text:style-name="T9">Count the number of </text:span><text:span text:style-name="T9">words in the rows </text:span><text:span text:style-name="T9">containing the word </text:span><text:span text:style-name="T9">“canadesi”</text:span></text:p>
                <text:p text:style-name="P10"><text:span text:style-name="T9"/></text:p>
              </text:list-item>
            </text:list>
            <text:p text:style-name="P10"><text:span text:style-name="T9">`tee` is useful to redirect </text:span><text:span text:style-name="T9">output both to stdout and to </text:span><text:span text:style-name="T9">a file. Example:</text:span></text:p>
            <text:p text:style-name="P10"><text:span text:style-name="T9">find . -name filename.ext </text:span><text:span text:style-name="T9">2&gt;&amp;1 | tee -a log.txt</text:span></text:p>
            <text:p text:style-name="P10"><text:span text:style-name="T9">This will take stdout and </text:span><text:span text:style-name="T9">append it to log file. The </text:span><text:span text:style-name="T9">stderr will then get </text:span><text:span text:style-name="T9">converted to stdout which is </text:span><text:span text:style-name="T9">piped to tee which appends </text:span><text:span text:style-name="T9">it to the log and sends it to </text:span><text:span text:style-name="T9">stdout which will either </text:span><text:span text:style-name="T9">appear on the tty or can be </text:span><text:span text:style-name="T9">piped to another command.</text:span></text:p>
            <text:list text:continue-numbering="true" text:style-name="L3">
              <text:list-header>
                <text:p text:style-name="P10"><text:span text:style-name="T15"/></text:p>
              </text:list-header>
            </text:list>
            <text:p text:style-name="P10"><text:span text:style-name="T14">To go deep: </text:span><text:span text:style-name="T14">https://stackoverflow.com/q</text:span><text:span text:style-name="T14">uestions/2871233/write-</text:span><text:span text:style-name="T14">stdout-stderr-to-a-logfile-</text:span><text:span text:style-name="T14">also-write-stderr-to-screen</text:span></text:p>
            <text:p text:style-name="P10"><text:span text:style-name="T9"/></text:p>
            <text:p text:style-name="P10"><text:span text:style-name="T9"/></text:p>
          </draw:text-box>
        </draw:fram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8" presentation:class="page"/>
          <draw:frame draw:name="Google Shape;138;g43a2041c0c_0_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OBJECT_5f__5f_" presentation:presentation-page-layout-name="AL2T11">
        <office:forms form:automatic-focus="false" form:apply-design-mode="false"/>
        <draw:frame draw:name="Google Shape;141;p29" presentation:style-name="pr5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5" draw:text-style-name="P9" draw:layer="layout" svg:width="15.988cm" svg:height="2.286cm" svg:x="0cm" svg:y="-0.001cm">
          <text:p text:style-name="P3"><text:span text:style-name="T1">Exercise: re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6" draw:text-style-name="P12" draw:layer="layout" svg:width="25.4cm" svg:height="15.55cm" svg:x="0cm" svg:y="2.593cm" presentation:class="outline" presentation:user-transformed="true">
          <draw:text-box>
            <text:p text:style-name="P10"><text:span text:style-name="T14">Create a directory and file </text:span><text:span text:style-name="T14">tree like this one:</text:span></text:p>
            <text:p text:style-name="P10"><text:span text:style-name="T14">my_examples <text:s/>/ex1.dir</text:span></text:p>
            <text:p text:style-name="P10"><text:span text:style-name="T14"><text:s text:c="24"/></text:span><text:span text:style-name="T14">/ex2.txt</text:span></text:p>
            <text:p text:style-name="P10"><text:span text:style-name="T14"><text:s text:c="24"/></text:span><text:span text:style-name="T14">/ex3.dir</text:span></text:p>
            <text:p text:style-name="P10"><text:span text:style-name="T14"><text:s text:c="24"/></text:span><text:span text:style-name="T14">/e</text:span><text:span text:style-name="T16">x3.dir/</text:span><text:span text:style-name="T17">file1.txt</text:span></text:p>
            <text:p text:style-name="P10"><text:span text:style-name="T14"><text:s text:c="24"/></text:span><text:span text:style-name="T14">/e</text:span><text:span text:style-name="T16">x3.dir/</text:span><text:span text:style-name="T17">file2.txt</text:span></text:p>
            <text:p text:style-name="P10"><text:span text:style-name="T14"><text:s text:c="24"/></text:span><text:span text:style-name="T14">/e</text:span><text:span text:style-name="T16">x3.dir/</text:span><text:span text:style-name="T17">file3.txt</text:span></text:p>
            <text:p text:style-name="P10"><text:span text:style-name="T17"/></text:p>
            <text:p text:style-name="P10"><text:span text:style-name="T17">Remove read permissions </text:span><text:span text:style-name="T17">to directory </text:span><text:span text:style-name="T14"><text:s/>/e</text:span><text:span text:style-name="T16">x2.dir</text:span></text:p>
            <text:p text:style-name="P10"><text:span text:style-name="T14">Redirect output on a file. </text:span><text:span text:style-name="T14">Error is displayed on </text:span><text:span text:style-name="T14">terminal</text:span></text:p>
            <text:p text:style-name="P10"><text:span text:style-name="T14">Redirect error on a file. </text:span><text:span text:style-name="T14">Output is displayed on </text:span><text:span text:style-name="T14">terminal</text:span></text:p>
            <text:p text:style-name="P10"><text:span text:style-name="T14">Verify the content of the </text:span><text:span text:style-name="T14">files</text:span></text:p>
            <text:p text:style-name="P10"><text:span text:style-name="T14">Stderr redirected to file</text:span></text:p>
            <text:p text:style-name="P10"><text:span text:style-name="T14">Redirect output and errors </text:span><text:span text:style-name="T14">symultaneously</text:span></text:p>
            <text:p text:style-name="P10"><text:span text:style-name="T14"/></text:p>
            <text:p text:style-name="P10"><text:span text:style-name="T14">Use pipe to redirect the </text:span><text:span text:style-name="T14">output of a command to </text:span><text:span text:style-name="T14">another command and to a </text:span><text:span text:style-name="T14">file</text:span></text:p>
            <text:p text:style-name="P10"><text:span text:style-name="T14">Use tee to redirect output </text:span><text:span text:style-name="T14">both to stdout and to a file 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9" presentation:class="page"/>
          <draw:frame draw:name="Google Shape;138;g43a2041c0c_0_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OBJECT" presentation:presentation-page-layout-name="AL2T11">
        <office:forms form:automatic-focus="false" form:apply-design-mode="false"/>
        <draw:custom-shape draw:name="Google Shape;142;p29" draw:style-name="gr8" draw:text-style-name="P15" draw:layer="layout" svg:width="20.848cm" svg:height="2.286cm" svg:x="0cm" svg:y="0cm">
          <text:p text:style-name="P3"><text:span text:style-name="T18">Conditional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2" draw:text-style-name="P16" draw:layer="layout" svg:width="24.797cm" svg:height="16.073cm" svg:x="0cm" svg:y="3.069cm" presentation:class="outline" presentation:user-transformed="true">
          <draw:text-box>
            <text:p text:style-name="P10"><text:span text:style-name="T19"><text:s/></text:span><text:span text:style-name="T19">Conditional </text:span><text:span text:style-name="T19">statements:</text:span></text:p>
            <text:list text:style-name="L2">
              <text:list-header>
                <text:p text:style-name="P10"><text:span text:style-name="T19"/></text:p>
              </text:list-header>
              <text:list-item>
                <text:p text:style-name="P10"><text:span text:style-name="T19">If … then</text:span></text:p>
                <text:p text:style-name="P10"><text:span text:style-name="T19"/></text:p>
              </text:list-item>
              <text:list-item>
                <text:p text:style-name="P10"><text:span text:style-name="T19"><text:s/></text:span><text:span text:style-name="T19">If … then … else </text:span></text:p>
                <text:p text:style-name="P10"><text:span text:style-name="T19"/></text:p>
              </text:list-item>
            </text:list>
            <text:list text:style-name="L4">
              <text:list-item>
                <text:p text:style-name="P10"><text:span text:style-name="T19"><text:s/></text:span><text:span text:style-name="T19">If … then … elif</text:span></text:p>
                <text:p text:style-name="P10"><text:span text:style-name="T19"/></text:p>
              </text:list-item>
              <text:list-item>
                <text:p text:style-name="P10"><text:span text:style-name="T19"><text:s/></text:span><text:span text:style-name="T19">case</text:span></text:p>
              </text:list-item>
            </text:list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10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0">The if construction </text:span><text:span text:style-name="T20">allows you to specify </text:span><text:span text:style-name="T20">different courses of </text:span><text:span text:style-name="T20">action to be taken in a </text:span><text:span text:style-name="T20">shell script, depending </text:span><text:span text:style-name="T20">on the success or </text:span><text:span text:style-name="T20">failure of a command.</text:span></text:p>
            <text:p text:style-name="P17"><text:span text:style-name="T20"/></text:p>
            <text:p text:style-name="P17"><text:span text:style-name="T20">The most compact </text:span><text:span text:style-name="T20">syntax of the if </text:span><text:span text:style-name="T20">command is:</text:span></text:p>
            <text:p text:style-name="P17"><text:span text:style-name="T20"/></text:p>
            <text:p text:style-name="P17"><text:span text:style-name="T20">if TEST-COMMANDS; </text:span><text:span text:style-name="T20">then COMMANDS; fi </text:span></text:p>
            <text:p text:style-name="P17"><text:span text:style-name="T20"/></text:p>
            <text:p text:style-name="P17"><text:span text:style-name="T20">Which is the same, </text:span><text:span text:style-name="T20">less compact:</text:span></text:p>
            <text:p text:style-name="P17"><text:span text:style-name="T20"/></text:p>
            <text:p text:style-name="P17"><text:span text:style-name="T20">if TEST-COMMANDS</text:span></text:p>
            <text:p text:style-name="P17"><text:span text:style-name="T20"><text:s text:c="4"/></text:span><text:span text:style-name="T20">then COMMANDS</text:span></text:p>
            <text:p text:style-name="P17"><text:span text:style-name="T20">fi </text:span></text:p>
            <text:p text:style-name="P17"><text:span text:style-name="T20"/></text:p>
            <text:p text:style-name="P17"><text:span text:style-name="T21">The TEST-COMMAND </text:span><text:span text:style-name="T21">list is executed, and if </text:span><text:span text:style-name="T21">its return status is zero </text:span><text:span text:style-name="T21">(True), the COMMANDS </text:span><text:span text:style-name="T21">are executed. The </text:span><text:span text:style-name="T21">return status is the exit </text:span><text:span text:style-name="T21">status of the last </text:span><text:span text:style-name="T21">command executed, or </text:span><text:span text:style-name="T21">zero if the condition </text:span><text:span text:style-name="T21">tested is not True </text:span><text:span text:style-name="T21">(different from 0).</text:span></text:p>
            <text:p text:style-name="P17"><text:span text:style-name="T20"><text:s/></text:span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Conditional statement “if...the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11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285cm" presentation:class="outline" presentation:user-transformed="true">
          <draw:text-box>
            <text:list text:style-name="L3">
              <text:list-item>
                <text:p text:style-name="P17"><text:span text:style-name="T20">Testing exit status</text:span></text:p>
              </text:list-item>
            </text:list>
            <text:p text:style-name="P17"><text:span text:style-name="T20">The ? variable holds </text:span><text:span text:style-name="T20">the exit status of the </text:span><text:span text:style-name="T20">previously executed </text:span><text:span text:style-name="T20">command (the most </text:span><text:span text:style-name="T20">recently completed </text:span><text:span text:style-name="T20">foreground process).</text:span></text:p>
            <text:p text:style-name="P17"><text:span text:style-name="T20">Example</text:span></text:p>
            <text:p text:style-name="P17"><text:span text:style-name="T20">Test to check if a </text:span><text:span text:style-name="T20">command has been </text:span><text:span text:style-name="T20">successfully executed:</text:span></text:p>
            <text:p text:style-name="P17"><text:span text:style-name="T22"/></text:p>
            <text:p text:style-name="P17"><text:span text:style-name="T20">ls -l</text:span></text:p>
            <text:p text:style-name="P17"><text:span text:style-name="T20">if [ $? -eq 0 ]</text:span></text:p>
            <text:p text:style-name="P17"><text:span text:style-name="T20"><text:s text:c="3"/></text:span><text:span text:style-name="T20">then echo 'That was </text:span><text:span text:style-name="T20">a good job!'</text:span></text:p>
            <text:p text:style-name="P17"><text:span text:style-name="T20">fi</text:span></text:p>
            <text:p text:style-name="P17"><text:span text:style-name="T22"/></text:p>
            <text:list text:continue-numbering="true" text:style-name="L3">
              <text:list-item>
                <text:p text:style-name="P17"><text:span text:style-name="T20">Numeric </text:span><text:span text:style-name="T20">comparisons</text:span></text:p>
              </text:list-item>
            </text:list>
            <text:p text:style-name="P17"><text:span text:style-name="T20">The example below </text:span><text:span text:style-name="T20">use numerical </text:span><text:span text:style-name="T20">comparisons:</text:span></text:p>
            <text:p text:style-name="P17"><text:span text:style-name="T22"/></text:p>
            <text:p text:style-name="P17"><text:span text:style-name="T20">num=`less work.txt |wc </text:span><text:span text:style-name="T20">-l`</text:span></text:p>
            <text:p text:style-name="P17"><text:span text:style-name="T20">echo $num</text:span></text:p>
            <text:p text:style-name="P17"><text:span text:style-name="T20">If [[ <text:s/>"$num" -gt </text:span><text:span text:style-name="T20">"150" <text:s/>]]</text:span></text:p>
            <text:p text:style-name="P17"><text:span text:style-name="T20">then echo ; echo </text:span><text:span text:style-name="T20">"you've worked hard </text:span><text:span text:style-name="T20">enough for today."</text:span></text:p>
            <text:p text:style-name="P17"><text:span text:style-name="T20">fi</text:span></text:p>
            <text:p text:style-name="P17"><text:span text:style-name="T20"/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Example of conditional statement “if...the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12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285cm" presentation:class="outline" presentation:user-transformed="true">
          <draw:text-box>
            <text:p text:style-name="P17"><text:span text:style-name="T20">Relational operators</text:span></text:p>
            <text:list text:style-name="L3">
              <text:list-item>
                <text:p text:style-name="P17"><text:span text:style-name="T20">-lt (&lt;)</text:span><text:span text:style-name="T20"><text:tab/></text:span><text:span text:style-name="T20"><text:tab/></text:span><text:span text:style-name="T20">lower-</text:span><text:span text:style-name="T20">than</text:span></text:p>
              </text:list-item>
              <text:list-item>
                <text:p text:style-name="P17"><text:span text:style-name="T20">-gt (&gt;) </text:span><text:span text:style-name="T20"><text:tab/></text:span><text:span text:style-name="T20"><text:tab/></text:span><text:span text:style-name="T20">greather-</text:span><text:span text:style-name="T23">then</text:span></text:p>
              </text:list-item>
              <text:list-item>
                <text:p text:style-name="P17"><text:span text:style-name="T20">-le (&lt;=)</text:span><text:span text:style-name="T20"><text:tab/></text:span><text:span text:style-name="T20"><text:tab/></text:span><text:span text:style-name="T20">lower-</text:span><text:span text:style-name="T23">equal</text:span></text:p>
              </text:list-item>
              <text:list-item>
                <text:p text:style-name="P17"><text:span text:style-name="T20">-ge (&gt;=)</text:span><text:span text:style-name="T20"><text:tab/></text:span><text:span text:style-name="T20"><text:tab/></text:span><text:span text:style-name="T20">greather-</text:span><text:span text:style-name="T23">equal</text:span></text:p>
              </text:list-item>
              <text:list-item>
                <text:p text:style-name="P17"><text:span text:style-name="T20">-eq (==)</text:span><text:span text:style-name="T20"><text:tab/></text:span><text:span text:style-name="T20">equal</text:span></text:p>
              </text:list-item>
              <text:list-item>
                <text:p text:style-name="P17"><text:span text:style-name="T20">-ne (!=)</text:span><text:span text:style-name="T20"><text:tab/></text:span><text:span text:style-name="T20"><text:tab/></text:span><text:span text:style-name="T20">not </text:span><text:span text:style-name="T20">equal</text:span></text:p>
                <text:p text:style-name="P17"><text:span text:style-name="T20"/></text:p>
              </text:list-item>
            </text:list>
            <text:p text:style-name="P17"><text:span text:style-name="T20">Boolean operators</text:span></text:p>
            <text:list text:continue-numbering="true" text:style-name="L3">
              <text:list-item>
                <text:p text:style-name="P17"><text:span text:style-name="T20">&amp;&amp;</text:span><text:span text:style-name="T20"><text:tab/></text:span><text:span text:style-name="T20"><text:tab/></text:span><text:span text:style-name="T20">and</text:span></text:p>
              </text:list-item>
              <text:list-item>
                <text:p text:style-name="P17"><text:span text:style-name="T20">||</text:span><text:span text:style-name="T20"><text:tab/></text:span><text:span text:style-name="T20"><text:tab/></text:span><text:span text:style-name="T20">or</text:span></text:p>
              </text:list-item>
              <text:list-item>
                <text:p text:style-name="P17"><text:span text:style-name="T20">|</text:span><text:span text:style-name="T20"><text:tab/></text:span><text:span text:style-name="T20"><text:tab/></text:span><text:span text:style-name="T20">not</text:span></text:p>
              </text:list-item>
            </text:list>
            <text:p text:style-name="P17"><text:span text:style-name="T20"/></text:p>
            <text:p text:style-name="P17"><text:span text:style-name="T20">Files operators:</text:span></text:p>
            <text:list text:continue-numbering="true" text:style-name="L3">
              <text:list-item>
                <text:p text:style-name="P17"><text:span text:style-name="T20">if [ -x "$filename" ]; </text:span><text:span text:style-name="T20">then <text:s text:c="5"/># if </text:span><text:span text:style-name="T20">filename is </text:span><text:span text:style-name="T20">executable</text:span></text:p>
              </text:list-item>
              <text:list-item>
                <text:p text:style-name="P17"><text:span text:style-name="T20">if [ -e "$filename" ]; </text:span><text:span text:style-name="T20">then <text:s text:c="5"/># if </text:span><text:span text:style-name="T20">filename exists</text:span></text:p>
              </text:list-item>
              <text:list-item>
                <text:p text:style-name="P17"><text:span text:style-name="T20">……………</text:span><text:span text:style-name="T20">.</text:span></text:p>
              </text:list-item>
            </text:list>
            <text:p text:style-name="P17"><text:span text:style-name="T20"/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Main conditional opera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13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285cm" presentation:class="outline" presentation:user-transformed="true">
          <draw:text-box>
            <text:p text:style-name="P17"><text:span text:style-name="T20">The [[ ]] construct is </text:span><text:span text:style-name="T20">the more versatile </text:span><text:span text:style-name="T20">Bash version of [ ]. </text:span></text:p>
            <text:p text:style-name="P17"><text:span text:style-name="T20">This is the extended </text:span><text:span text:style-name="T20">test command.</text:span></text:p>
            <text:p text:style-name="P17"><text:span text:style-name="T20"/></text:p>
            <text:p text:style-name="P17"><text:span text:style-name="T20">No filename expansion </text:span><text:span text:style-name="T20">or word splitting takes </text:span><text:span text:style-name="T20">place between </text:span><text:span text:style-name="T20">[[ and ]], but there is </text:span><text:span text:style-name="T20">parameter expansion </text:span><text:span text:style-name="T20">and command </text:span><text:span text:style-name="T20">substitution.</text:span></text:p>
            <text:p text:style-name="P17"><text:span text:style-name="T20"/></text:p>
            <text:p text:style-name="P17"><text:span text:style-name="T20">file=/etc/passwd</text:span></text:p>
            <text:p text:style-name="P17"><text:span text:style-name="T20">if [[ -e $file ]]</text:span></text:p>
            <text:p text:style-name="P17"><text:span text:style-name="T20">then</text:span></text:p>
            <text:p text:style-name="P17"><text:span text:style-name="T20"><text:s text:c="2"/></text:span><text:span text:style-name="T20">echo "Password file </text:span><text:span text:style-name="T20">exists."</text:span></text:p>
            <text:p text:style-name="P17"><text:span text:style-name="T20">fi</text:span></text:p>
            <text:p text:style-name="P17"><text:span text:style-name="T20"/></text:p>
            <text:p text:style-name="P17"><text:span text:style-name="T20">Using the [[ ... ]] test </text:span><text:span text:style-name="T20">construct, rather than [ </text:span><text:span text:style-name="T20">... ] can prevent many </text:span><text:span text:style-name="T20">logic errors in scripts. </text:span><text:span text:style-name="T20">For example, the &amp;&amp;, </text:span><text:span text:style-name="T20">||, &lt;, and &gt; operators </text:span><text:span text:style-name="T20">work within a [[ ]] test, </text:span><text:span text:style-name="T20">despite giving an error </text:span><text:span text:style-name="T20">within a [ ] construct.</text:span></text:p>
            <text:p text:style-name="P17"><text:span text:style-name="T20"/></text:p>
            <text:p text:style-name="P17"><text:span text:style-name="T20"/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Condition che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14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OBJECT" presentation:presentation-page-layout-name="AL2T11">
        <office:forms form:automatic-focus="false" form:apply-design-mode="false"/>
        <draw:custom-shape draw:name="Google Shape;142;p29" draw:style-name="gr8" draw:text-style-name="P9" draw:layer="layout" svg:width="20.848cm" svg:height="2.286cm" svg:x="0cm" svg:y="0cm">
          <text:p text:style-name="P3"><text:span text:style-name="T1">Exercise: True and false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2" draw:text-style-name="P19" draw:layer="layout" svg:width="24.943cm" svg:height="16.457cm" svg:x="0.221cm" svg:y="2.962cm" presentation:class="outline" presentation:user-transformed="true">
          <draw:text-box>
            <text:list text:style-name="L2">
              <text:list-header>
                <text:p text:style-name="P10"><text:span text:style-name="T24"/></text:p>
              </text:list-header>
            </text:list>
            <text:list text:style-name="L4">
              <text:list-header>
                <text:p text:style-name="P10"><text:span text:style-name="T24">a=3</text:span></text:p>
                <text:p text:style-name="P10"><text:span text:style-name="T24"/></text:p>
                <text:p text:style-name="P10"><text:span text:style-name="T24">(($a&gt;10)) <text:s text:c="9"/></text:span><text:span text:style-name="T24"><text:s text:c="3"/></text:span></text:p>
                <text:p text:style-name="P10"><text:span text:style-name="T24">echo $? <text:s text:c="11"/></text:span><text:span text:style-name="T24"><text:s text:c="3"/># print 1 </text:span><text:span text:style-name="T24">because the </text:span><text:span text:style-name="T24">condition is </text:span><text:span text:style-name="T24">false</text:span></text:p>
                <text:p text:style-name="P10"><text:span text:style-name="T24"/></text:p>
                <text:p text:style-name="P10"><text:span text:style-name="T24">(($a&gt;2))</text:span></text:p>
                <text:p text:style-name="P10"><text:span text:style-name="T24">echo $? <text:s text:c="11"/></text:span><text:span text:style-name="T24"><text:s text:c="3"/># print 0 </text:span><text:span text:style-name="T24">because the </text:span><text:span text:style-name="T24">condition is true</text:span></text:p>
              </text:list-header>
            </text:list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15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485cm" presentation:class="outline" presentation:user-transformed="true">
          <draw:text-box>
            <text:p text:style-name="P17"><text:span text:style-name="T20"><text:s text:c="13"/></text:span><text:span text:style-name="T20">#!/bin/bash</text:span></text:p>
            <text:p text:style-name="P17"><text:span text:style-name="T20"><text:s text:c="12"/></text:span><text:span text:style-name="T20">s1='string'</text:span></text:p>
            <text:p text:style-name="P17"><text:span text:style-name="T20"><text:s text:c="12"/></text:span><text:span text:style-name="T20">s2='String'</text:span></text:p>
            <text:p text:style-name="P17"><text:span text:style-name="T20"><text:s text:c="12"/></text:span><text:span text:style-name="T20">if [ $s1 == $s2 ]</text:span></text:p>
            <text:p text:style-name="P17"><text:span text:style-name="T20"><text:s text:c="12"/></text:span><text:span text:style-name="T20">then</text:span></text:p>
            <text:p text:style-name="P17"><text:span text:style-name="T20"><text:s text:c="20"/></text:span><text:span text:style-name="T20">echo "s1 </text:span><text:span text:style-name="T20">('$s1') is not equal to </text:span><text:span text:style-name="T20">s2 ('$s2')"</text:span></text:p>
            <text:p text:style-name="P17"><text:span text:style-name="T20"><text:s text:c="12"/></text:span><text:span text:style-name="T20">fi</text:span></text:p>
            <text:p text:style-name="P17"><text:span text:style-name="T20"><text:s text:c="12"/></text:span><text:span text:style-name="T20">If [ $s1 == $s1 ]</text:span></text:p>
            <text:p text:style-name="P17"><text:span text:style-name="T20"><text:s text:c="12"/></text:span><text:span text:style-name="T20">then</text:span></text:p>
            <text:p text:style-name="P17"><text:span text:style-name="T20"><text:s text:c="20"/></text:span><text:span text:style-name="T20">echo </text:span><text:span text:style-name="T20">"s1('$s1') is equal to </text:span><text:span text:style-name="T20">s1('$s1')"</text:span></text:p>
            <text:p text:style-name="P17"><text:span text:style-name="T20"><text:s text:c="12"/></text:span><text:span text:style-name="T20">fi</text:span></text:p>
            <text:p text:style-name="P17"><text:span text:style-name="T20"/></text:p>
            <text:p text:style-name="P17"><text:span text:style-name="T20">Be careful: the use of <text:s/></text:span><text:span text:style-name="T20">if [ $s1 = $s2 ] can be </text:span><text:span text:style-name="T20">dengerous: </text:span></text:p>
            <text:p text:style-name="P17"><text:span text:style-name="T20">if one of the two strings </text:span><text:span text:style-name="T20">is empty, a syntax </text:span><text:span text:style-name="T20">error will be thrown.</text:span></text:p>
            <text:p text:style-name="P17"><text:span text:style-name="T20">Use instead:</text:span></text:p>
            <text:p text:style-name="P17"><text:span text:style-name="T20"><text:s/></text:span><text:span text:style-name="T20">X$1 == x$2 or "$1" == </text:span><text:span text:style-name="T20">"$2"</text:span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8">Strings comparison example (t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16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4.183cm" svg:height="15.371cm" svg:x="0.784cm" svg:y="2.599cm" presentation:class="outline" presentation:user-transformed="true">
          <draw:text-box>
            <text:p text:style-name="P17"><text:span text:style-name="T25">Try:</text:span></text:p>
            <text:p text:style-name="P17"><text:span text:style-name="T26"/></text:p>
            <text:p text:style-name="P17"><text:span text:style-name="T27">if [[ X == </text:span><text:span text:style-name="T27">X$variable_to_check ]] </text:span></text:p>
            <text:p text:style-name="P17"><text:span text:style-name="T27"><text:s text:c="2"/></text:span><text:span text:style-name="T27">then </text:span></text:p>
            <text:p text:style-name="P17"><text:span text:style-name="T27"><text:s text:c="6"/></text:span><text:span text:style-name="T27">echo “variable is </text:span><text:span text:style-name="T27">empty”</text:span></text:p>
            <text:p text:style-name="P17"><text:span text:style-name="T27"><text:s/></text:span><text:span text:style-name="T27">else </text:span></text:p>
            <text:p text:style-name="P17"><text:span text:style-name="T27"><text:s text:c="6"/></text:span><text:span text:style-name="T27">echo “variable </text:span><text:span text:style-name="T27">value is </text:span><text:span text:style-name="T27">$variable_to_check”</text:span></text:p>
            <text:p text:style-name="P17"><text:span text:style-name="T27">fi</text:span></text:p>
            <text:p text:style-name="P17"><text:span text:style-name="T26"/></text:p>
            <text:p text:style-name="P17"><text:span text:style-name="T25">Then try:</text:span></text:p>
            <text:p text:style-name="P17"><text:span text:style-name="T26"/></text:p>
            <text:p text:style-name="P17"><text:span text:style-name="T27">variable_to_check=”I_</text:span><text:span text:style-name="T27">am_not_empty”</text:span></text:p>
            <text:p text:style-name="P17"><text:span text:style-name="T27">if [[ X == </text:span><text:span text:style-name="T27">X$variable_to_check ]] </text:span></text:p>
            <text:p text:style-name="P17"><text:span text:style-name="T27"><text:s text:c="2"/></text:span><text:span text:style-name="T27">then </text:span></text:p>
            <text:p text:style-name="P17"><text:span text:style-name="T27"><text:s text:c="6"/></text:span><text:span text:style-name="T27">echo “variable is </text:span><text:span text:style-name="T27">empty”</text:span></text:p>
            <text:p text:style-name="P17"><text:span text:style-name="T27"><text:s/></text:span><text:span text:style-name="T27">else </text:span></text:p>
            <text:p text:style-name="P17"><text:span text:style-name="T27"><text:s text:c="6"/></text:span><text:span text:style-name="T27">echo “variable </text:span><text:span text:style-name="T27">value is </text:span><text:span text:style-name="T27">$variable_to_check”</text:span></text:p>
            <text:p text:style-name="P17"><text:span text:style-name="T27">fi</text:span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8">Check if a variable is empty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17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0">a=3</text:span></text:p>
            <text:p text:style-name="P17"><text:span text:style-name="T20"/></text:p>
            <text:p text:style-name="P17"><text:span text:style-name="T20">if [ "$a" -gt 0 ]</text:span></text:p>
            <text:p text:style-name="P17"><text:span text:style-name="T20">then</text:span></text:p>
            <text:p text:style-name="P17"><text:span text:style-name="T20"><text:s text:c="2"/></text:span><text:span text:style-name="T20">if [ "$a" -lt 5 ]</text:span></text:p>
            <text:p text:style-name="P17"><text:span text:style-name="T20"><text:s text:c="2"/></text:span><text:span text:style-name="T20">then</text:span></text:p>
            <text:p text:style-name="P17"><text:span text:style-name="T20"><text:s text:c="4"/></text:span><text:span text:style-name="T20">echo "The value </text:span><text:span text:style-name="T20">of \"a\" lies somewhere </text:span><text:span text:style-name="T20">between 0 and 5."</text:span></text:p>
            <text:p text:style-name="P17"><text:span text:style-name="T20"><text:s text:c="2"/></text:span><text:span text:style-name="T20">fi</text:span></text:p>
            <text:p text:style-name="P17"><text:span text:style-name="T20">fi</text:span></text:p>
            <text:p text:style-name="P17"><text:span text:style-name="T20"/></text:p>
            <text:p text:style-name="P17"><text:span text:style-name="T20"># Same result as:</text:span></text:p>
            <text:p text:style-name="P17"><text:span text:style-name="T20"/></text:p>
            <text:p text:style-name="P17"><text:span text:style-name="T20">if [ "$a" -gt 0 ] &amp;&amp; [ "$a" </text:span><text:span text:style-name="T20">-lt 5 ]</text:span></text:p>
            <text:p text:style-name="P17"><text:span text:style-name="T20">then</text:span></text:p>
            <text:p text:style-name="P17"><text:span text:style-name="T20"><text:s text:c="2"/></text:span><text:span text:style-name="T20">echo "The value </text:span><text:span text:style-name="T20">of \"a\" lies somewhere </text:span><text:span text:style-name="T20">between 0 and 5."</text:span></text:p>
            <text:p text:style-name="P17"><text:span text:style-name="T20">fi</text:span></text:p>
            <text:p text:style-name="P17"><text:span text:style-name="T20"><text:s/></text:span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8">Nested conditional if...then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18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0">if [ condition-true ]</text:span></text:p>
            <text:p text:style-name="P17"><text:span text:style-name="T20">then</text:span></text:p>
            <text:p text:style-name="P17"><text:span text:style-name="T20"><text:s text:c="3"/></text:span><text:span text:style-name="T20">command 1</text:span></text:p>
            <text:p text:style-name="P17"><text:span text:style-name="T20"><text:s text:c="3"/></text:span><text:span text:style-name="T20">command 2</text:span></text:p>
            <text:p text:style-name="P17"><text:span text:style-name="T20"><text:s text:c="3"/></text:span><text:span text:style-name="T20">...</text:span></text:p>
            <text:p text:style-name="P17"><text:span text:style-name="T20">else <text:s/># Adds default </text:span><text:span text:style-name="T20">code block executing if </text:span><text:span text:style-name="T20">original condition tests </text:span><text:span text:style-name="T20">false.</text:span></text:p>
            <text:p text:style-name="P17"><text:span text:style-name="T20"><text:s text:c="3"/></text:span><text:span text:style-name="T20">command 3</text:span></text:p>
            <text:p text:style-name="P17"><text:span text:style-name="T20"><text:s text:c="3"/></text:span><text:span text:style-name="T20">command 4</text:span></text:p>
            <text:p text:style-name="P17"><text:span text:style-name="T20"><text:s text:c="3"/></text:span><text:span text:style-name="T20">...</text:span></text:p>
            <text:p text:style-name="P17"><text:span text:style-name="T20">fi</text:span></text:p>
            <text:p text:style-name="P17"><text:span text:style-name="T20"/></text:p>
            <text:p text:style-name="P17"><text:span text:style-name="T20">Note:</text:span><text:span text:style-name="T20"><text:tab/></text:span></text:p>
            <text:p text:style-name="P17"><text:span text:style-name="T20">When if and then are </text:span><text:span text:style-name="T20">on same line in a </text:span><text:span text:style-name="T20">condition test, a </text:span><text:span text:style-name="T20">semicolon must </text:span><text:span text:style-name="T20">terminate the if </text:span><text:span text:style-name="T20">statement. Both if and </text:span><text:span text:style-name="T20">then are keywords. </text:span><text:span text:style-name="T20">Keywords (or </text:span><text:span text:style-name="T20">commands) begin </text:span><text:span text:style-name="T20">statements, and before </text:span><text:span text:style-name="T20">a new statement on </text:span><text:span text:style-name="T20">the same line begins, </text:span><text:span text:style-name="T20">the old one must </text:span><text:span text:style-name="T20">terminate.</text:span></text:p>
            <text:p text:style-name="P17"><text:span text:style-name="T20"/></text:p>
            <text:p text:style-name="P17"><text:span text:style-name="T20"/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8">Conditional statement “if...then...els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19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20" draw:layer="layout" svg:width="25.03cm" svg:height="16.008cm" svg:x="0.608cm" svg:y="2.485cm" presentation:class="outline" presentation:user-transformed="true">
          <draw:text-box>
            <text:p text:style-name="P17"><text:span text:style-name="T9">Write a simple example of </text:span><text:span text:style-name="T9">the construct </text:span><text:span text:style-name="T14"><text:s/>if...then...else</text:span></text:p>
            <text:p text:style-name="P17"><text:span text:style-name="T14"/></text:p>
            <text:p text:style-name="P17"><text:span text:style-name="T14">Suggestion:</text:span></text:p>
            <text:p text:style-name="P17"><text:span text:style-name="T14">Basic example of if .. </text:span><text:span text:style-name="T14">then ... else:</text:span></text:p>
            <text:p text:style-name="P17"><text:span text:style-name="T14"><text:s text:c="16"/></text:span><text:span text:style-name="T14">#!/bin/bash</text:span></text:p>
            <text:p text:style-name="P17"><text:span text:style-name="T14"><text:s text:c="16"/></text:span><text:span text:style-name="T14">if [ "foo" = "foo" ]; </text:span><text:span text:style-name="T14">then</text:span></text:p>
            <text:p text:style-name="P17"><text:span text:style-name="T14"><text:s text:c="19"/></text:span><text:span text:style-name="T14">echo </text:span><text:span text:style-name="T14">expression evaluated as </text:span><text:span text:style-name="T14">true</text:span></text:p>
            <text:p text:style-name="P17"><text:span text:style-name="T14"><text:s text:c="16"/></text:span><text:span text:style-name="T14">else</text:span></text:p>
            <text:p text:style-name="P17"><text:span text:style-name="T14"><text:s text:c="19"/></text:span><text:span text:style-name="T14">echo </text:span><text:span text:style-name="T14">expression evaluated as </text:span><text:span text:style-name="T14">false</text:span></text:p>
            <text:p text:style-name="P17"><text:span text:style-name="T14"><text:s text:c="16"/></text:span><text:span text:style-name="T14">fi</text:span></text:p>
            <text:p text:style-name="P17"><text:span text:style-name="T14"><text:s text:c="16"/></text:span></text:p>
            <text:p text:style-name="P17"><text:span text:style-name="T14">Example of condition with </text:span><text:span text:style-name="T14">variables:</text:span></text:p>
            <text:p text:style-name="P17"><text:span text:style-name="T14"><text:s text:c="16"/></text:span><text:span text:style-name="T14">#!/bin/bash</text:span></text:p>
            <text:p text:style-name="P17"><text:span text:style-name="T14"><text:s text:c="16"/></text:span><text:span text:style-name="T14">t1="foo"</text:span></text:p>
            <text:p text:style-name="P17"><text:span text:style-name="T14"><text:s text:c="16"/></text:span><text:span text:style-name="T14">t2="bar"</text:span></text:p>
            <text:p text:style-name="P17"><text:span text:style-name="T14"><text:s text:c="16"/></text:span><text:span text:style-name="T14">if [ "$t1" = "$t2" ]; </text:span><text:span text:style-name="T14">then</text:span></text:p>
            <text:p text:style-name="P17"><text:span text:style-name="T14"><text:s text:c="20"/></text:span><text:span text:style-name="T14">echo </text:span><text:span text:style-name="T14">expression evaluated as </text:span><text:span text:style-name="T14">true</text:span></text:p>
            <text:p text:style-name="P17"><text:span text:style-name="T14"><text:s text:c="16"/></text:span><text:span text:style-name="T14">else</text:span></text:p>
            <text:p text:style-name="P17"><text:span text:style-name="T14"><text:s text:c="20"/></text:span><text:span text:style-name="T14">echo </text:span><text:span text:style-name="T14">expression evaluated as </text:span><text:span text:style-name="T14">false</text:span></text:p>
            <text:p text:style-name="P17"><text:span text:style-name="T14"><text:s text:c="16"/></text:span><text:span text:style-name="T14">fi</text:span></text:p>
            <text:p text:style-name="P17"><text:span text:style-name="T28"><text:s text:c="16"/></text:span></text:p>
            <text:p text:style-name="P17"><text:span text:style-name="T28"/></text:p>
            <text:p text:style-name="P17"><text:span text:style-name="T28"/></text:p>
            <text:p text:style-name="P17"><text:span text:style-name="T21"/></text:p>
            <text:p text:style-name="P17"><text:span text:style-name="T21"/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8">Exercise: “if...then...els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0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585cm" presentation:class="outline" presentation:user-transformed="true">
          <draw:text-box>
            <text:p text:style-name="P17"><text:span text:style-name="T21">elif is a contraction for </text:span><text:span text:style-name="T21">else if. The effect is to </text:span><text:span text:style-name="T21">nest an inner if/then </text:span><text:span text:style-name="T21">construct within an outer </text:span><text:span text:style-name="T21">one.</text:span></text:p>
            <text:p text:style-name="P17"><text:span text:style-name="T21"/></text:p>
            <text:p text:style-name="P17"><text:span text:style-name="T21"><text:s text:c="4"/></text:span><text:span text:style-name="T21">if [ condition1 ]</text:span></text:p>
            <text:p text:style-name="P17"><text:span text:style-name="T21"><text:s text:c="4"/></text:span><text:span text:style-name="T21">then</text:span></text:p>
            <text:p text:style-name="P17"><text:span text:style-name="T21"><text:s text:c="7"/></text:span><text:span text:style-name="T21">command1</text:span></text:p>
            <text:p text:style-name="P17"><text:span text:style-name="T21"><text:s text:c="7"/></text:span><text:span text:style-name="T21">command2</text:span></text:p>
            <text:p text:style-name="P17"><text:span text:style-name="T21"><text:s text:c="4"/></text:span><text:span text:style-name="T21">else if [ condition2 ]</text:span></text:p>
            <text:p text:style-name="P17"><text:span text:style-name="T21"><text:s text:c="4"/></text:span><text:span text:style-name="T21">then</text:span></text:p>
            <text:p text:style-name="P17"><text:span text:style-name="T21"><text:s text:c="7"/></text:span><text:span text:style-name="T21">command3</text:span></text:p>
            <text:p text:style-name="P17"><text:span text:style-name="T21"><text:s text:c="7"/></text:span><text:span text:style-name="T21">command4</text:span></text:p>
            <text:p text:style-name="P17"><text:span text:style-name="T21"><text:s text:c="4"/></text:span><text:span text:style-name="T21">else</text:span></text:p>
            <text:p text:style-name="P17"><text:span text:style-name="T21"><text:s text:c="7"/></text:span><text:span text:style-name="T21">default-command</text:span></text:p>
            <text:p text:style-name="P17"><text:span text:style-name="T21"><text:s text:c="4"/></text:span><text:span text:style-name="T21">fi</text:span></text:p>
            <text:p text:style-name="P17"><text:span text:style-name="T26"/></text:p>
            <text:p text:style-name="P17"><text:span text:style-name="T21"/></text:p>
            <text:p text:style-name="P17"><text:span text:style-name="T20"/></text:p>
            <text:p text:style-name="P17"><text:span text:style-name="T20"/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">Conditional statement </text:span><text:span text:style-name="T18">“</text:span><text:span text:style-name="T1">else if and elif</text:span><text:span text:style-name="T18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2" draw:text-style-name="P18" draw:layer="layout" svg:width="12.038cm" svg:height="9.715cm" svg:x="12.647cm" svg:y="5.207cm" presentation:class="outline" presentation:user-transformed="true">
          <draw:text-box>
            <text:p text:style-name="P17"><text:span text:style-name="T20"><text:s text:c="3"/></text:span><text:span text:style-name="T21"><text:s/></text:span><text:span text:style-name="T21">if [ condition1 ]</text:span></text:p>
            <text:p text:style-name="P17"><text:span text:style-name="T21"><text:s text:c="4"/></text:span><text:span text:style-name="T21">then</text:span></text:p>
            <text:p text:style-name="P17"><text:span text:style-name="T21"><text:s text:c="7"/></text:span><text:span text:style-name="T21">command1</text:span></text:p>
            <text:p text:style-name="P17"><text:span text:style-name="T21"><text:s text:c="7"/></text:span><text:span text:style-name="T21">command2</text:span></text:p>
            <text:p text:style-name="P17"><text:span text:style-name="T21"><text:s text:c="4"/></text:span><text:span text:style-name="T21">elif [ condition2 ]</text:span></text:p>
            <text:p text:style-name="P17"><text:span text:style-name="T21"><text:s text:c="4"/></text:span><text:span text:style-name="T21">then</text:span></text:p>
            <text:p text:style-name="P17"><text:span text:style-name="T21"><text:s text:c="7"/></text:span><text:span text:style-name="T21">command3</text:span></text:p>
            <text:p text:style-name="P17"><text:span text:style-name="T21"><text:s text:c="7"/></text:span><text:span text:style-name="T21">command4</text:span></text:p>
            <text:p text:style-name="P17"><text:span text:style-name="T21"><text:s text:c="4"/></text:span><text:span text:style-name="T21">else</text:span></text:p>
            <text:p text:style-name="P17"><text:span text:style-name="T21"><text:s text:c="7"/></text:span><text:span text:style-name="T21">default-command</text:span></text:p>
            <text:p text:style-name="P17"><text:span text:style-name="T21"><text:s text:c="4"/></text:span><text:span text:style-name="T21">fi</text:span></text:p>
            <text:p text:style-name="P17"><text:span text:style-name="T20"/></text:p>
            <text:p text:style-name="P17"><text:span text:style-name="T20"/></text:p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21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585cm" presentation:class="outline" presentation:user-transformed="true">
          <draw:text-box>
            <text:p text:style-name="P17"><text:span text:style-name="T21"/></text:p>
            <text:p text:style-name="P17"><text:span text:style-name="T21">Translate the previously seen “Nested if...then” example in an “if...elif” form</text:span></text:p>
            <text:p text:style-name="P17"><text:span text:style-name="T21"/></text:p>
            <text:p text:style-name="P17"><text:span text:style-name="T21"/></text:p>
            <text:p text:style-name="P17"><text:span text:style-name="T21">Study and execute examples in:</text:span></text:p>
            <text:p text:style-name="P17"><text:span text:style-name="T21"/></text:p>
            <text:p text:style-name="P17"><text:span text:style-name="T21"><text:a xlink:href="https://linuxize.com/post/how-to-compare-strings-in-bash/" xlink:type="simple">https://linuxize.com/post/how-to-compare-strings-in-bash/</text:a></text:span></text:p>
            <text:p text:style-name="P17"><text:span text:style-name="T21"/></text:p>
            <text:p text:style-name="P17"><text:span text:style-name="T21"/></text:p>
            <text:p text:style-name="P17"><text:span text:style-name="T21"><text:a xlink:href="https://www.linuxtechi.com/compare-numbers-strings-files-in-bash-script/" xlink:type="simple">https://www.linuxtechi.com/compare-numbers-strings-files-in-bash-script/</text:a></text:span></text:p>
            <text:p text:style-name="P17"><text:span text:style-name="T21"/></text:p>
            <text:p text:style-name="P17"><text:span text:style-name="T21"/></text:p>
            <text:p text:style-name="P17"><text:span text:style-name="T21"/></text:p>
            <text:p text:style-name="P17"><text:span text:style-name="T20"/></text:p>
            <text:p text:style-name="P17"><text:span text:style-name="T20"/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">Exercise: </text:span><text:span text:style-name="T18">“</text:span><text:span text:style-name="T1">else if and elif</text:span><text:span text:style-name="T18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2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285cm" presentation:class="outline" presentation:user-transformed="true">
          <draw:text-box>
            <text:p text:style-name="P17"><text:span text:style-name="T9">The BASH CASE statement </text:span><text:span text:style-name="T9">takes some value once and <text:s/></text:span><text:span text:style-name="T9">test it multiple times.</text:span></text:p>
            <text:p text:style-name="P17"><text:span text:style-name="T9">Use the CASE statement if </text:span><text:span text:style-name="T9">you need the IF-THEN-</text:span><text:span text:style-name="T9">ELSE statement with many </text:span><text:span text:style-name="T9">ELIF elements.</text:span></text:p>
            <text:p text:style-name="P17"><text:span text:style-name="T9">Syntax:</text:span></text:p>
            <text:p text:style-name="P17"><text:span text:style-name="T9">case $variable in</text:span></text:p>
            <text:p text:style-name="P17"><text:span text:style-name="T9"><text:s text:c="5"/></text:span><text:span text:style-name="T9">pattern-1) <text:s text:c="5"/></text:span></text:p>
            <text:p text:style-name="P17"><text:span text:style-name="T9"><text:s text:c="10"/></text:span><text:span text:style-name="T9">commands</text:span></text:p>
            <text:p text:style-name="P17"><text:span text:style-name="T9"><text:s text:c="10"/></text:span><text:span text:style-name="T29">;;</text:span></text:p>
            <text:p text:style-name="P17"><text:span text:style-name="T9"><text:s text:c="5"/></text:span><text:span text:style-name="T9">pattern-2) <text:s text:c="5"/></text:span></text:p>
            <text:p text:style-name="P17"><text:span text:style-name="T9"><text:s text:c="10"/></text:span><text:span text:style-name="T9">commands</text:span></text:p>
            <text:p text:style-name="P17"><text:span text:style-name="T9"><text:s text:c="9"/></text:span><text:span text:style-name="T29"><text:s/></text:span><text:span text:style-name="T29">;;</text:span></text:p>
            <text:p text:style-name="P17"><text:span text:style-name="T9"><text:s text:c="5"/></text:span><text:span text:style-name="T9">pattern-3|pattern-4|</text:span><text:span text:style-name="T9">pattern-5)</text:span></text:p>
            <text:p text:style-name="P17"><text:span text:style-name="T9"><text:s text:c="10"/></text:span><text:span text:style-name="T9">commands</text:span></text:p>
            <text:p text:style-name="P17"><text:span text:style-name="T9"><text:s text:c="10"/></text:span><text:span text:style-name="T29">;; </text:span></text:p>
            <text:p text:style-name="P17"><text:span text:style-name="T9"><text:s text:c="5"/></text:span><text:span text:style-name="T9">pattern-N)</text:span></text:p>
            <text:p text:style-name="P17"><text:span text:style-name="T9"><text:s text:c="10"/></text:span><text:span text:style-name="T9">commands</text:span></text:p>
            <text:p text:style-name="P17"><text:span text:style-name="T9"><text:s text:c="10"/></text:span><text:span text:style-name="T29">;;</text:span></text:p>
            <text:p text:style-name="P17"><text:span text:style-name="T9"><text:s text:c="5"/></text:span><text:span text:style-name="T9">*)</text:span></text:p>
            <text:p text:style-name="P17"><text:span text:style-name="T9"><text:s text:c="10"/></text:span><text:span text:style-name="T9">commands</text:span></text:p>
            <text:p text:style-name="P17"><text:span text:style-name="T9"><text:s text:c="7"/></text:span><text:span text:style-name="T29"><text:s text:c="3"/></text:span><text:span text:style-name="T29">;;</text:span></text:p>
            <text:p text:style-name="P17"><text:span text:style-name="T9">esac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3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347cm" svg:height="15.165cm" svg:x="0.291cm" svg:y="2.985cm" presentation:class="outline" presentation:user-transformed="true">
          <draw:text-box>
            <text:p text:style-name="P17"><text:span text:style-name="T9">#!/bin/bash</text:span></text:p>
            <text:p text:style-name="P17"><text:span text:style-name="T9">printf 'Which Linux </text:span><text:span text:style-name="T9">distribution do you know? '</text:span></text:p>
            <text:p text:style-name="P17"><text:span text:style-name="T9">read DISTR</text:span></text:p>
            <text:p text:style-name="P17"><text:span text:style-name="T9"/></text:p>
            <text:p text:style-name="P17"><text:span text:style-name="T9">case $DISTR in</text:span></text:p>
            <text:p text:style-name="P17"><text:span text:style-name="T9"><text:s text:c="5"/></text:span><text:span text:style-name="T9">ubuntu)</text:span></text:p>
            <text:p text:style-name="P17"><text:span text:style-name="T9"><text:s text:c="10"/></text:span><text:span text:style-name="T9">echo "I know it! It is </text:span><text:span text:style-name="T9">an operating system based </text:span><text:span text:style-name="T9">on Debian."</text:span></text:p>
            <text:p text:style-name="P17"><text:span text:style-name="T9"><text:s text:c="10"/></text:span><text:span text:style-name="T9">;;</text:span></text:p>
            <text:p text:style-name="P17"><text:span text:style-name="T9"><text:s text:c="5"/></text:span><text:span text:style-name="T9">centos|rhel)</text:span></text:p>
            <text:p text:style-name="P17"><text:span text:style-name="T9"><text:s text:c="10"/></text:span><text:span text:style-name="T9">echo "Hey! It is my </text:span><text:span text:style-name="T9">favorite Server OS!"</text:span></text:p>
            <text:p text:style-name="P17"><text:span text:style-name="T9"><text:s text:c="10"/></text:span><text:span text:style-name="T9">;;</text:span></text:p>
            <text:p text:style-name="P17"><text:span text:style-name="T9"><text:s text:c="5"/></text:span><text:span text:style-name="T9">windows)</text:span></text:p>
            <text:p text:style-name="P17"><text:span text:style-name="T9"><text:s text:c="10"/></text:span><text:span text:style-name="T9">echo "Very funny..."</text:span></text:p>
            <text:p text:style-name="P17"><text:span text:style-name="T9"><text:s text:c="10"/></text:span><text:span text:style-name="T9">;; </text:span></text:p>
            <text:p text:style-name="P17"><text:span text:style-name="T9"><text:s text:c="5"/></text:span><text:span text:style-name="T9">*)</text:span></text:p>
            <text:p text:style-name="P17"><text:span text:style-name="T9"><text:s text:c="10"/></text:span><text:span text:style-name="T9">echo "Hmm, seems </text:span><text:span text:style-name="T9">i've never used it."</text:span></text:p>
            <text:p text:style-name="P17"><text:span text:style-name="T9"><text:s text:c="10"/></text:span><text:span text:style-name="T9">;;</text:span></text:p>
            <text:p text:style-name="P17"><text:span text:style-name="T9">esac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Exercise: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4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OBJECT" presentation:presentation-page-layout-name="AL2T11">
        <office:forms form:automatic-focus="false" form:apply-design-mode="false"/>
        <draw:custom-shape draw:name="Google Shape;142;p29" draw:style-name="gr8" draw:text-style-name="P21" draw:layer="layout" svg:width="20.848cm" svg:height="2.286cm" svg:x="0cm" svg:y="0.099cm">
          <text:p text:style-name="P3"><text:span text:style-name="T30">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2" draw:text-style-name="P16" draw:layer="layout" svg:width="24.797cm" svg:height="16.073cm" svg:x="0.001cm" svg:y="3.07cm" presentation:class="outline" presentation:user-transformed="true">
          <draw:text-box>
            <text:p text:style-name="P10"><text:span text:style-name="T19"><text:s/></text:span><text:span text:style-name="T19">Loop statements:</text:span></text:p>
            <text:list text:style-name="L2">
              <text:list-header>
                <text:p text:style-name="P10"><text:span text:style-name="T19"/></text:p>
              </text:list-header>
              <text:list-item>
                <text:p text:style-name="P10"><text:span text:style-name="T19"><text:s text:c="3"/></text:span><text:span text:style-name="T19">for</text:span></text:p>
                <text:p text:style-name="P10"><text:span text:style-name="T19"/></text:p>
              </text:list-item>
              <text:list-item>
                <text:p text:style-name="P10"><text:span text:style-name="T19"><text:s text:c="3"/></text:span><text:span text:style-name="T19">while </text:span></text:p>
                <text:p text:style-name="P10"><text:span text:style-name="T19"/></text:p>
              </text:list-item>
            </text:list>
            <text:list text:style-name="L4">
              <text:list-item>
                <text:p text:style-name="P10"><text:span text:style-name="T19"><text:s text:c="3"/></text:span><text:span text:style-name="T19">until</text:span></text:p>
                <text:p text:style-name="P10"><text:span text:style-name="T19"/></text:p>
                <text:p text:style-name="P10"><text:span text:style-name="T19"/></text:p>
              </text:list-item>
            </text:list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25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585cm" presentation:class="outline" presentation:user-transformed="true">
          <draw:text-box>
            <text:p text:style-name="P17"><text:span text:style-name="T21">Executes an iteration on </text:span><text:span text:style-name="T21">a set of words.</text:span></text:p>
            <text:p text:style-name="P17"><text:span text:style-name="T21">It is slightly different </text:span><text:span text:style-name="T21">from other languages </text:span><text:span text:style-name="T21">(like C) where the </text:span><text:span text:style-name="T21">iteration is done respect </text:span><text:span text:style-name="T21">to a numerical index.</text:span></text:p>
            <text:p text:style-name="P17"><text:span text:style-name="T22"/></text:p>
            <text:p text:style-name="P17"><text:span text:style-name="T21">Syntax: <text:s text:c="12"/>for </text:span><text:span text:style-name="T21">CONDITION; do</text:span></text:p>
            <text:p text:style-name="P17"><text:span text:style-name="T21"><text:s text:c="30"/></text:span><text:span text:style-name="T21">COMMANDS</text:span></text:p>
            <text:p text:style-name="P17"><text:span text:style-name="T21"><text:s text:c="25"/></text:span><text:span text:style-name="T21">done</text:span></text:p>
            <text:p text:style-name="P17"><text:span text:style-name="T21">Examples:</text:span></text:p>
            <text:p text:style-name="P17"><text:span text:style-name="T21"><text:s/></text:span><text:span text:style-name="T21"><text:tab/></text:span><text:span text:style-name="T21"> </text:span><text:span text:style-name="T21">#!/bin/bash</text:span></text:p>
            <text:p text:style-name="P17"><text:span text:style-name="T21"><text:s text:c="8"/></text:span><text:span text:style-name="T21">for i in $( ls ); do</text:span></text:p>
            <text:p text:style-name="P17"><text:span text:style-name="T21"><text:s text:c="12"/></text:span><text:span text:style-name="T21">echo item: $i</text:span></text:p>
            <text:p text:style-name="P17"><text:span text:style-name="T21"><text:s text:c="8"/></text:span><text:span text:style-name="T21">done</text:span></text:p>
            <text:p text:style-name="P17"><text:span text:style-name="T21"><text:s text:c="8"/></text:span></text:p>
            <text:p text:style-name="P17"><text:span text:style-name="T21">C-like for:</text:span></text:p>
            <text:p text:style-name="P17"><text:span text:style-name="T21"><text:s text:c="7"/></text:span><text:span text:style-name="T21">#!/bin/bash</text:span></text:p>
            <text:p text:style-name="P17"><text:span text:style-name="T21"><text:s text:c="8"/></text:span><text:span text:style-name="T21">for i in `seq 1 10`;</text:span></text:p>
            <text:p text:style-name="P17"><text:span text:style-name="T21"><text:s text:c="8"/></text:span><text:span text:style-name="T21">do</text:span></text:p>
            <text:p text:style-name="P17"><text:span text:style-name="T21"><text:s text:c="16"/></text:span><text:span text:style-name="T21">echo $i</text:span></text:p>
            <text:p text:style-name="P17"><text:span text:style-name="T21"><text:s text:c="8"/></text:span><text:span text:style-name="T21">done <text:s text:c="3"/></text:span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for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6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22" draw:layer="layout" svg:width="8.361cm" svg:height="16.008cm" svg:x="0cm" svg:y="2.285cm" presentation:class="outline" presentation:user-transformed="true">
          <draw:text-box>
            <text:p text:style-name="P17"><text:span text:style-name="T31">Counting</text:span><text:span text:style-name="T29">:</text:span></text:p>
            <text:p text:style-name="P17"><text:span text:style-name="T29">#!/bin/bash</text:span></text:p>
            <text:p text:style-name="P17"><text:span text:style-name="T29">for i in {1..25}</text:span></text:p>
            <text:p text:style-name="P17"><text:span text:style-name="T29">do</text:span></text:p>
            <text:p text:style-name="P17"><text:span text:style-name="T29"><text:s text:c="4"/></text:span><text:span text:style-name="T29">echo $i</text:span></text:p>
            <text:p text:style-name="P17"><text:span text:style-name="T29">done</text:span></text:p>
            <text:p text:style-name="P17"><text:span text:style-name="T29"/></text:p>
            <text:p text:style-name="P17"><text:span text:style-name="T29">or:</text:span></text:p>
            <text:p text:style-name="P17"><text:span text:style-name="T29">#!/bin/bash</text:span></text:p>
            <text:p text:style-name="P17"><text:span text:style-name="T29">for ((i=1;i&lt;=25;i+=1)</text:span></text:p>
            <text:p text:style-name="P17"><text:span text:style-name="T29">do</text:span></text:p>
            <text:p text:style-name="P17"><text:span text:style-name="T29"><text:s text:c="4"/></text:span><text:span text:style-name="T29">echo $i</text:span></text:p>
            <text:p text:style-name="P17"><text:span text:style-name="T29">done</text:span></text:p>
            <text:p text:style-name="P17"><text:span text:style-name="T29"/></text:p>
            <text:p text:style-name="P17"><text:span text:style-name="T31">Counting on "n" steps</text:span></text:p>
            <text:p text:style-name="P17"><text:span text:style-name="T29">#!/bin/bash</text:span></text:p>
            <text:p text:style-name="P17"><text:span text:style-name="T29">for i in {0..25..5}</text:span></text:p>
            <text:p text:style-name="P17"><text:span text:style-name="T29">do</text:span></text:p>
            <text:p text:style-name="P17"><text:span text:style-name="T29"><text:s text:c="4"/></text:span><text:span text:style-name="T29">echo $i</text:span></text:p>
            <text:p text:style-name="P17"><text:span text:style-name="T29">done</text:span></text:p>
            <text:p text:style-name="P17"><text:span text:style-name="T29"/></text:p>
            <text:p text:style-name="P17"><text:span text:style-name="T29">That will count with 5 to 5 </text:span><text:span text:style-name="T29">steps.</text:span></text:p>
          </draw:text-box>
        </draw:frame>
        <draw:custom-shape draw:name="Google Shape;142;p29" draw:style-name="gr8" draw:text-style-name="P21" draw:layer="layout" svg:width="20.848cm" svg:height="2.286cm" svg:x="0.1cm" svg:y="0.099cm">
          <text:p text:style-name="P3"><text:span text:style-name="T30">for loop examples (t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2" draw:text-style-name="P22" draw:layer="layout" svg:width="8.361cm" svg:height="16.008cm" svg:x="8.101cm" svg:y="2.285cm" presentation:class="outline" presentation:user-transformed="true">
          <draw:text-box>
            <text:p text:style-name="P17"><text:span text:style-name="T32">Counting backwards</text:span></text:p>
            <text:p text:style-name="P17"><text:span text:style-name="T29">#!/bin/bash</text:span></text:p>
            <text:p text:style-name="P17"><text:span text:style-name="T29">for i in {25..0..-5}</text:span></text:p>
            <text:p text:style-name="P17"><text:span text:style-name="T29">do</text:span></text:p>
            <text:p text:style-name="P17"><text:span text:style-name="T29"><text:s text:c="4"/></text:span><text:span text:style-name="T29">echo $i</text:span></text:p>
            <text:p text:style-name="P17"><text:span text:style-name="T29">done</text:span></text:p>
            <text:p text:style-name="P17"><text:span text:style-name="T31"/></text:p>
            <text:p text:style-name="P17"><text:span text:style-name="T31">Acting on files</text:span></text:p>
            <text:p text:style-name="P17"><text:span text:style-name="T29">#!/bin/bash</text:span></text:p>
            <text:p text:style-name="P17"><text:span text:style-name="T29">for file in ~/*.txt</text:span></text:p>
            <text:p text:style-name="P17"><text:span text:style-name="T29">do</text:span></text:p>
            <text:p text:style-name="P17"><text:span text:style-name="T29">echo $file</text:span></text:p>
            <text:p text:style-name="P17"><text:span text:style-name="T29">done</text:span></text:p>
            <text:p text:style-name="P17"><text:span text:style-name="T29"/></text:p>
            <text:p text:style-name="P17"><text:span text:style-name="T29">That example will just list all </text:span><text:span text:style-name="T29">files with "txt" extension. It is </text:span><text:span text:style-name="T29">the same as ls *.txt</text:span></text:p>
          </draw:text-box>
        </draw:frame>
        <draw:frame draw:name="Google Shape;140;p29" presentation:style-name="pr2" draw:text-style-name="P22" draw:layer="layout" svg:width="8.361cm" svg:height="16.008cm" svg:x="17.002cm" svg:y="2.285cm" presentation:class="outline" presentation:user-transformed="true">
          <draw:text-box>
            <text:p text:style-name="P17"><text:span text:style-name="T31">Calculate prime numbers</text:span></text:p>
            <text:p text:style-name="P17"><text:span text:style-name="T29">#!/bin/bash</text:span></text:p>
            <text:p text:style-name="P17"><text:span text:style-name="T29">read -p "How many prime </text:span><text:span text:style-name="T29">numbers ?: " num</text:span></text:p>
            <text:p text:style-name="P17"><text:span text:style-name="T29">c=0</text:span></text:p>
            <text:p text:style-name="P17"><text:span text:style-name="T29">k=0</text:span></text:p>
            <text:p text:style-name="P17"><text:span text:style-name="T29">n=2</text:span></text:p>
            <text:p text:style-name="P17"><text:span text:style-name="T29"/></text:p>
            <text:p text:style-name="P17"><text:span text:style-name="T29">numero=$[$num-1]</text:span></text:p>
            <text:p text:style-name="P17"><text:span text:style-name="T29">while [ $k -ne $num ]; do</text:span></text:p>
            <text:p text:style-name="P17"><text:span text:style-name="T29"><text:s text:c="5"/></text:span><text:span text:style-name="T29">for i in `seq 1 $n`;do</text:span></text:p>
            <text:p text:style-name="P17"><text:span text:style-name="T29"><text:s text:c="8"/></text:span><text:span text:style-name="T29">r=$[$n%$i]</text:span></text:p>
            <text:p text:style-name="P17"><text:span text:style-name="T29"><text:s text:c="16"/></text:span><text:span text:style-name="T29">if [ $r -eq 0 ]; then</text:span></text:p>
            <text:p text:style-name="P17"><text:span text:style-name="T29"><text:s text:c="24"/></text:span><text:span text:style-name="T29">c=$[$c+1]</text:span></text:p>
            <text:p text:style-name="P17"><text:span text:style-name="T29"><text:s text:c="16"/></text:span><text:span text:style-name="T29">fi</text:span></text:p>
            <text:p text:style-name="P17"><text:span text:style-name="T29"><text:s text:c="5"/></text:span><text:span text:style-name="T29">done</text:span></text:p>
            <text:p text:style-name="P17"><text:span text:style-name="T22"/></text:p>
            <text:p text:style-name="P17"><text:span text:style-name="T29"><text:s text:c="6"/></text:span><text:span text:style-name="T29">if [ $c -eq 2 ]; then</text:span></text:p>
            <text:p text:style-name="P17"><text:span text:style-name="T29"><text:s text:c="14"/></text:span><text:span text:style-name="T29">echo "$i"</text:span></text:p>
            <text:p text:style-name="P17"><text:span text:style-name="T29"><text:s text:c="14"/></text:span><text:span text:style-name="T29">k=$[$k+1]</text:span></text:p>
            <text:p text:style-name="P17"><text:span text:style-name="T29"><text:s text:c="8"/></text:span><text:span text:style-name="T29">fi</text:span></text:p>
            <text:p text:style-name="P17"><text:span text:style-name="T29"><text:s text:c="8"/></text:span><text:span text:style-name="T29">n=$[$n+1]</text:span></text:p>
            <text:p text:style-name="P17"><text:span text:style-name="T29"><text:s text:c="8"/></text:span><text:span text:style-name="T29">c=0</text:span></text:p>
            <text:p text:style-name="P17"><text:span text:style-name="T29">done</text:span></text:p>
          </draw:text-box>
        </draw:frame>
        <draw:line draw:style-name="gr9" draw:text-style-name="P23" draw:layer="layout" svg:x1="7.644cm" svg:y1="2.485cm" svg:x2="7.723cm" svg:y2="18.393cm">
          <text:p/>
        </draw:line>
        <draw:line draw:style-name="gr9" draw:text-style-name="P23" draw:layer="layout" svg:x1="16.445cm" svg:y1="2.485cm" svg:x2="16.524cm" svg:y2="18.393cm">
          <text:p/>
        </draw:line>
        <presentation:notes draw:style-name="dp2">
          <draw:page-thumbnail draw:name="Google Shape;137;g43a2041c0c_0_9:notes" draw:style-name="gr3" draw:layer="layout" svg:width="12.7cm" svg:height="9.524cm" svg:x="3.176cm" svg:y="1.905cm" draw:page-number="27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22" draw:layer="layout" svg:width="24.924cm" svg:height="15.513cm" svg:x="0.159cm" svg:y="2.585cm" presentation:class="outline" presentation:user-transformed="true">
          <draw:text-box>
            <text:p text:style-name="P17"><text:span text:style-name="T33">break statement is used to</text:span><text:span text:style-name="T34"> </text:span><text:span text:style-name="T29">break the loop before it </text:span><text:span text:style-name="T29">actually finish executing.</text:span></text:p>
            <text:p text:style-name="P17"><text:span text:style-name="T29">You are looking for a condition </text:span><text:span text:style-name="T29">to be met, you can check the </text:span><text:span text:style-name="T29">status of a variable for that </text:span><text:span text:style-name="T29">condition. Once the contidition </text:span><text:span text:style-name="T29">is met, you can break the loop. </text:span><text:span text:style-name="T29">Pseudo-code example:</text:span></text:p>
            <text:p text:style-name="P17"><text:span text:style-name="T29"/></text:p>
            <text:p text:style-name="P17"><text:span text:style-name="T29">for i in [series]</text:span></text:p>
            <text:p text:style-name="P17"><text:span text:style-name="T29">do</text:span></text:p>
            <text:p text:style-name="P17"><text:span text:style-name="T29"><text:s text:c="8"/></text:span><text:span text:style-name="T29">command 1</text:span></text:p>
            <text:p text:style-name="P17"><text:span text:style-name="T29"><text:s text:c="8"/></text:span><text:span text:style-name="T29">command 2</text:span></text:p>
            <text:p text:style-name="P17"><text:span text:style-name="T29"><text:s text:c="8"/></text:span><text:span text:style-name="T29">command 3</text:span></text:p>
            <text:p text:style-name="P17"><text:span text:style-name="T29"><text:s text:c="8"/></text:span><text:span text:style-name="T29">if (condition) # Condition </text:span><text:span text:style-name="T29">to break the loop</text:span></text:p>
            <text:p text:style-name="P17"><text:span text:style-name="T29"><text:s text:c="8"/></text:span><text:span text:style-name="T29">then</text:span></text:p>
            <text:p text:style-name="P17"><text:span text:style-name="T29"><text:s text:c="16"/></text:span><text:span text:style-name="T29">command 4 # </text:span><text:span text:style-name="T29">Command if the loop needs to </text:span><text:span text:style-name="T29">be broken</text:span></text:p>
            <text:p text:style-name="P17"><text:span text:style-name="T29"><text:s text:c="16"/></text:span><text:span text:style-name="T29">break</text:span></text:p>
            <text:p text:style-name="P17"><text:span text:style-name="T29"><text:s text:c="8"/></text:span><text:span text:style-name="T29">fi</text:span></text:p>
            <text:p text:style-name="P17"><text:span text:style-name="T29"><text:s text:c="8"/></text:span><text:span text:style-name="T29">command 5 # Command </text:span><text:span text:style-name="T29">to run if the "condition" is never </text:span><text:span text:style-name="T29">true </text:span></text:p>
            <text:p text:style-name="P17"><text:span text:style-name="T29">done</text:span></text:p>
            <text:p text:style-name="P17"><text:span text:style-name="T29"/></text:p>
            <text:p text:style-name="P17"><text:span text:style-name="T29">With the use of if ... then you </text:span><text:span text:style-name="T29">can insert a condition, and </text:span><text:span text:style-name="T29">when it is true, the loop will be </text:span><text:span text:style-name="T29">broken with the break </text:span><text:span text:style-name="T29">statement</text:span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break statement in for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8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22" draw:layer="layout" svg:width="24.924cm" svg:height="15.513cm" svg:x="0.159cm" svg:y="2.585cm" presentation:class="outline" presentation:user-transformed="true">
          <draw:text-box>
            <text:p text:style-name="P17"><text:span text:style-name="T29">continue stop the execution of </text:span><text:span text:style-name="T29">the commands in the loop and </text:span><text:span text:style-name="T29">jump to the next value in the </text:span><text:span text:style-name="T29">series.</text:span></text:p>
            <text:p text:style-name="P17"><text:span text:style-name="T29">It is similar to continue which </text:span><text:span text:style-name="T29">completely stop the loop.</text:span></text:p>
            <text:p text:style-name="P17"><text:span text:style-name="T29"/></text:p>
            <text:p text:style-name="P17"><text:span text:style-name="T29">Pseudo-code example:</text:span></text:p>
            <text:p text:style-name="P17"><text:span text:style-name="T29"/></text:p>
            <text:p text:style-name="P17"><text:span text:style-name="T29">for i in [series]</text:span></text:p>
            <text:p text:style-name="P17"><text:span text:style-name="T29">do</text:span></text:p>
            <text:p text:style-name="P17"><text:span text:style-name="T29"><text:s text:c="4"/></text:span><text:span text:style-name="T29">command 1</text:span></text:p>
            <text:p text:style-name="P17"><text:span text:style-name="T29"><text:s text:c="4"/></text:span><text:span text:style-name="T29">command 2</text:span></text:p>
            <text:p text:style-name="P17"><text:span text:style-name="T29"><text:s text:c="4"/></text:span><text:span text:style-name="T29">if (condition) # Condition to </text:span><text:span text:style-name="T29">jump over command 3</text:span></text:p>
            <text:p text:style-name="P17"><text:span text:style-name="T29"><text:s text:c="12"/></text:span><text:span text:style-name="T29">continue # skip to the </text:span><text:span text:style-name="T29">next value in "series"</text:span></text:p>
            <text:p text:style-name="P17"><text:span text:style-name="T29"><text:s text:c="4"/></text:span><text:span text:style-name="T29">fi</text:span></text:p>
            <text:p text:style-name="P17"><text:span text:style-name="T29"><text:s text:c="4"/></text:span><text:span text:style-name="T29">command 3</text:span></text:p>
            <text:p text:style-name="P17"><text:span text:style-name="T29">done</text:span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continue statement in for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9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22" draw:layer="layout" svg:width="10.993cm" svg:height="7.529cm" svg:x="12.656cm" svg:y="8.483cm" presentation:class="outline" presentation:user-transformed="true">
          <draw:text-box>
            <text:p text:style-name="P17"><text:span text:style-name="T9">The script start with a=1 &amp; </text:span><text:span text:style-name="T9">move to inner loop and </text:span><text:span text:style-name="T9">when it reaches b=4, it </text:span><text:span text:style-name="T9">break the outer loop.</text:span></text:p>
            <text:p text:style-name="P17"><text:span text:style-name="T9"/></text:p>
            <text:p text:style-name="P17"><text:span text:style-name="T13">Exercise</text:span><text:span text:style-name="T9">:</text:span></text:p>
            <text:p text:style-name="P17"><text:span text:style-name="T9">In this same script, use </text:span><text:span text:style-name="T9">break <text:s/>instead of break 2, to </text:span><text:span text:style-name="T9">break inner loop &amp; see how </text:span><text:span text:style-name="T9">it affects the output.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break statement in it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4" draw:layer="layout" svg:width="11.184cm" svg:height="7.693cm" svg:x="12.465cm" svg:y="8.319cm">
          <text:p/>
          <draw:enhanced-geometry svg:viewBox="0 0 21600 21600" draw:type="rectangle" draw:enhanced-path="M 0 0 L 21600 0 21600 21600 0 21600 0 0 Z N"/>
        </draw:custom-shape>
        <draw:frame draw:name="Google Shape;140;p29" presentation:style-name="pr2" draw:text-style-name="P22" draw:layer="layout" svg:width="12.099cm" svg:height="7.623cm" svg:x="12.984cm" svg:y="10.556cm" presentation:class="outline" presentation:user-transformed="true">
          <draw:text-box>
            <text:p text:style-name="P17"><text:span text:style-name="T21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</draw:text-box>
        </draw:frame>
        <draw:frame draw:name="Google Shape;140;p29" presentation:style-name="pr2" draw:text-style-name="P22" draw:layer="layout" svg:width="24.924cm" svg:height="15.513cm" svg:x="0.159cm" svg:y="2.666cm" presentation:class="outline" presentation:user-transformed="true">
          <draw:text-box>
            <text:p text:style-name="P17"><text:span text:style-name="T21">break command is used </text:span><text:span text:style-name="T21">to exit out of current </text:span><text:span text:style-name="T21">loop completely before </text:span><text:span text:style-name="T21">the actual ending of </text:span><text:span text:style-name="T21">loop. </text:span></text:p>
            <text:p text:style-name="P17"><text:span text:style-name="T21">Break command can be </text:span><text:span text:style-name="T21">used in scripts with </text:span><text:span text:style-name="T21">multiple loops. If we </text:span><text:span text:style-name="T21">want to exit out of </text:span><text:span text:style-name="T21">current working loop </text:span><text:span text:style-name="T21">whether inner or outer </text:span><text:span text:style-name="T21">loop, we simply use </text:span><text:span text:style-name="T21">break but if we are in </text:span><text:span text:style-name="T21">inner loop &amp; want to exit </text:span><text:span text:style-name="T21">out of outer loop, we </text:span><text:span text:style-name="T21">use break 2.</text:span></text:p>
            <text:p text:style-name="P17"><text:span text:style-name="T9">Example</text:span></text:p>
            <text:p text:style-name="P17"><text:span text:style-name="T9">#!/bin/bash</text:span></text:p>
            <text:p text:style-name="P17"><text:span text:style-name="T9"># Breaking outer loop from </text:span><text:span text:style-name="T9">inner loop</text:span></text:p>
            <text:p text:style-name="P17"><text:span text:style-name="T9">for (( a = 1; a &lt; 5; a++ ))</text:span></text:p>
            <text:p text:style-name="P17"><text:span text:style-name="T9">do</text:span></text:p>
            <text:p text:style-name="P17"><text:span text:style-name="T9">echo “outer loop: $a”</text:span></text:p>
            <text:p text:style-name="P17"><text:span text:style-name="T9">for (( b = 1; b &lt; 100; b++ ))</text:span></text:p>
            <text:p text:style-name="P17"><text:span text:style-name="T9">do</text:span></text:p>
            <text:p text:style-name="P17"><text:span text:style-name="T9">if [ $b –gt 4 ]</text:span></text:p>
            <text:p text:style-name="P17"><text:span text:style-name="T9">then</text:span></text:p>
            <text:p text:style-name="P17"><text:span text:style-name="T9">break 2</text:span></text:p>
            <text:p text:style-name="P17"><text:span text:style-name="T9">fi</text:span></text:p>
            <text:p text:style-name="P17"><text:span text:style-name="T9">echo “Inner loop: $b ”</text:span></text:p>
            <text:p text:style-name="P17"><text:span text:style-name="T9">done</text:span></text:p>
            <text:p text:style-name="P17"><text:span text:style-name="T9">done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30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22" draw:layer="layout" svg:width="24.924cm" svg:height="15.513cm" svg:x="0.159cm" svg:y="2.585cm" presentation:class="outline" presentation:user-transformed="true">
          <draw:text-box>
            <text:p text:style-name="P17"><text:span text:style-name="T21">continue command is </text:span><text:span text:style-name="T21">used in script to skip </text:span><text:span text:style-name="T21">current iteration of loop </text:span><text:span text:style-name="T21">&amp; <text:s/>continue to next </text:span><text:span text:style-name="T21">iteration of the loop.</text:span></text:p>
            <text:p text:style-name="P17"><text:span text:style-name="T21"/></text:p>
            <text:p text:style-name="P17"><text:span text:style-name="T9">Example</text:span></text:p>
            <text:p text:style-name="P17"><text:span text:style-name="T9">#!/bin/bash</text:span></text:p>
            <text:p text:style-name="P17"><text:span text:style-name="T9"># using continue command</text:span></text:p>
            <text:p text:style-name="P17"><text:span text:style-name="T9">for i in 1 2 3 4 5 6 7 8 9</text:span></text:p>
            <text:p text:style-name="P17"><text:span text:style-name="T9">do</text:span></text:p>
            <text:p text:style-name="P17"><text:span text:style-name="T9">if [ $i –eq 5 ]</text:span></text:p>
            <text:p text:style-name="P17"><text:span text:style-name="T9">then</text:span></text:p>
            <text:p text:style-name="P17"><text:span text:style-name="T9">echo “skipping number 5”</text:span></text:p>
            <text:p text:style-name="P17"><text:span text:style-name="T9">continue</text:span></text:p>
            <text:p text:style-name="P17"><text:span text:style-name="T9">fi</text:span></text:p>
            <text:p text:style-name="P17"><text:span text:style-name="T9">echo “I is equal to $i”</text:span></text:p>
            <text:p text:style-name="P17"><text:span text:style-name="T9">done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continue statement in it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31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585cm" presentation:class="outline" presentation:user-transformed="true">
          <draw:text-box>
            <text:p text:style-name="P17"><text:span text:style-name="T21">Executes one or more </text:span><text:span text:style-name="T21">instructions while a </text:span><text:span text:style-name="T21">condition is true.</text:span></text:p>
            <text:p text:style-name="P17"><text:span text:style-name="T21">It stops when the </text:span><text:span text:style-name="T21">control condition is true </text:span><text:span text:style-name="T21">or when the execution is </text:span><text:span text:style-name="T21">intentionally stopped by </text:span><text:span text:style-name="T21">the programmer with an </text:span><text:span text:style-name="T21">explicit interruption </text:span><text:span text:style-name="T21">instruction (break or </text:span><text:span text:style-name="T21">continue)</text:span></text:p>
            <text:p text:style-name="P17"><text:span text:style-name="T21"/></text:p>
            <text:p text:style-name="P17"><text:span text:style-name="T21">Syntax:</text:span></text:p>
            <text:p text:style-name="P17"><text:span text:style-name="T21"><text:s text:c="7"/></text:span><text:span text:style-name="T21">while CONDITION; </text:span><text:span text:style-name="T21">do</text:span></text:p>
            <text:p text:style-name="P17"><text:span text:style-name="T21"><text:s text:c="12"/></text:span><text:span text:style-name="T21">COMMANDS</text:span></text:p>
            <text:p text:style-name="P17"><text:span text:style-name="T21"><text:s text:c="7"/></text:span><text:span text:style-name="T21">done</text:span></text:p>
            <text:p text:style-name="P17"><text:span text:style-name="T21"/></text:p>
            <text:p text:style-name="P17"><text:span text:style-name="T21">Example:</text:span></text:p>
            <text:p text:style-name="P17"><text:span text:style-name="T21"/></text:p>
            <text:p text:style-name="P17"><text:span text:style-name="T21"><text:s/></text:span><text:span text:style-name="T21"><text:tab/></text:span><text:span text:style-name="T21"> <text:s/></text:span><text:span text:style-name="T21">#!/bin/bash </text:span></text:p>
            <text:p text:style-name="P17"><text:span text:style-name="T21"><text:s text:c="9"/></text:span><text:span text:style-name="T21">counter=0</text:span></text:p>
            <text:p text:style-name="P17"><text:span text:style-name="T21"><text:s text:c="9"/></text:span><text:span text:style-name="T21">while [ <text:s/>$counter -</text:span><text:span text:style-name="T21">lt 10 ]; do</text:span></text:p>
            <text:p text:style-name="P17"><text:span text:style-name="T21"><text:s text:c="13"/></text:span><text:span text:style-name="T21">echo The </text:span><text:span text:style-name="T21">counter is $counter</text:span></text:p>
            <text:p text:style-name="P17"><text:span text:style-name="T21"><text:s text:c="13"/></text:span><text:span text:style-name="T21">let </text:span><text:span text:style-name="T21">counter=counter+1 </text:span></text:p>
            <text:p text:style-name="P17"><text:span text:style-name="T21"><text:s text:c="9"/></text:span><text:span text:style-name="T21">done</text:span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while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32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4.356cm" svg:height="15.538cm" svg:x="1.282cm" svg:y="3.055cm" presentation:class="outline" presentation:user-transformed="true">
          <draw:text-box>
            <text:p text:style-name="P17"><text:span text:style-name="T21">Interrupt the loop at </text:span><text:span text:style-name="T21">number … (try)</text:span></text:p>
            <text:p text:style-name="P17"><text:span text:style-name="T21">#!/bin/bash</text:span></text:p>
            <text:p text:style-name="P17"><text:span text:style-name="T21"/></text:p>
            <text:p text:style-name="P17"><text:span text:style-name="T21">num=1</text:span></text:p>
            <text:p text:style-name="P17"><text:span text:style-name="T21">while [ $num -lt 10 ]</text:span></text:p>
            <text:p text:style-name="P17"><text:span text:style-name="T21">do</text:span></text:p>
            <text:p text:style-name="P17"><text:span text:style-name="T21">if [ $num -eq 5 ]</text:span></text:p>
            <text:p text:style-name="P17"><text:span text:style-name="T21">then</text:span></text:p>
            <text:p text:style-name="P17"><text:span text:style-name="T21">echo “$num equal to 5 </text:span><text:span text:style-name="T21">so I interrupt the loop”</text:span></text:p>
            <text:p text:style-name="P17"><text:span text:style-name="T21">break</text:span></text:p>
            <text:p text:style-name="P17"><text:span text:style-name="T21">fi</text:span></text:p>
            <text:p text:style-name="P17"><text:span text:style-name="T21">echo $num</text:span></text:p>
            <text:p text:style-name="P17"><text:span text:style-name="T21">let num+=1</text:span></text:p>
            <text:p text:style-name="P17"><text:span text:style-name="T21">done</text:span></text:p>
            <text:p text:style-name="P17"><text:span text:style-name="T21">echo “Loop is complete”</text:span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Example of break statement in while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33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485cm" presentation:class="outline" presentation:user-transformed="true">
          <draw:text-box>
            <text:p text:style-name="P17"><text:span text:style-name="T21">Executes one or more </text:span><text:span text:style-name="T21">instructions until a </text:span><text:span text:style-name="T21">condition is false.</text:span></text:p>
            <text:p text:style-name="P17"><text:span text:style-name="T21"/></text:p>
            <text:p text:style-name="P17"><text:span text:style-name="T21"/></text:p>
            <text:p text:style-name="P17"><text:span text:style-name="T21">Syntax:</text:span></text:p>
            <text:p text:style-name="P17"><text:span text:style-name="T21"><text:s text:c="7"/></text:span><text:span text:style-name="T21">until CONDITION; </text:span><text:span text:style-name="T21">do</text:span></text:p>
            <text:p text:style-name="P17"><text:span text:style-name="T21"><text:s text:c="12"/></text:span><text:span text:style-name="T21">COMMANDS</text:span></text:p>
            <text:p text:style-name="P17"><text:span text:style-name="T21"><text:s text:c="7"/></text:span><text:span text:style-name="T21">done</text:span></text:p>
            <text:p text:style-name="P17"><text:span text:style-name="T21"/></text:p>
            <text:p text:style-name="P17"><text:span text:style-name="T21">Example:</text:span></text:p>
            <text:p text:style-name="P17"><text:span text:style-name="T21"><text:s/></text:span><text:span text:style-name="T21"><text:tab/></text:span><text:span text:style-name="T21"> <text:s/></text:span><text:span text:style-name="T21">#!/bin/bash </text:span></text:p>
            <text:p text:style-name="P17"><text:span text:style-name="T21"><text:s text:c="9"/></text:span><text:span text:style-name="T21">counter=20</text:span></text:p>
            <text:p text:style-name="P17"><text:span text:style-name="T21"><text:s text:c="9"/></text:span><text:span text:style-name="T21">until [ <text:s/>$counter -lt </text:span><text:span text:style-name="T21">10 ]; do</text:span></text:p>
            <text:p text:style-name="P17"><text:span text:style-name="T21"><text:s text:c="13"/></text:span><text:span text:style-name="T21">echo counter </text:span><text:span text:style-name="T21">$counter</text:span></text:p>
            <text:p text:style-name="P17"><text:span text:style-name="T21"><text:s text:c="13"/></text:span><text:span text:style-name="T21">let counter-=1</text:span></text:p>
            <text:p text:style-name="P17"><text:span text:style-name="T21"><text:s text:c="9"/></text:span><text:span text:style-name="T21">done</text:span></text:p>
          </draw:text-box>
        </draw:frame>
        <draw:custom-shape draw:name="Google Shape;142;p29" draw:style-name="gr8" draw:text-style-name="P21" draw:layer="layout" svg:width="20.848cm" svg:height="2.286cm" svg:x="0.1cm" svg:y="0.099cm">
          <text:p text:style-name="P3"><text:span text:style-name="T30">until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34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485cm" presentation:class="outline" presentation:user-transformed="true">
          <draw:text-box>
            <text:p text:style-name="P17"><text:span text:style-name="T21">Until is similar to while, </text:span><text:span text:style-name="T21">but it is a slightly </text:span><text:span text:style-name="T21">difference: </text:span></text:p>
            <text:p text:style-name="P17"><text:span text:style-name="T21">Until is executed while </text:span><text:span text:style-name="T21">the condition is false,</text:span></text:p>
            <text:p text:style-name="P17"><text:span text:style-name="T21">While is executed while </text:span><text:span text:style-name="T21">the condition is true.</text:span></text:p>
            <text:p text:style-name="P17"><text:span text:style-name="T21">What means it?</text:span></text:p>
            <text:p text:style-name="P17"><text:span text:style-name="T21"/></text:p>
            <text:p text:style-name="P17"><text:span text:style-name="T21">Try the following code </text:span><text:span text:style-name="T21">and check the output:</text:span></text:p>
            <text:p text:style-name="P17"><text:span text:style-name="T21"/></text:p>
            <text:p text:style-name="P17"><text:span text:style-name="T21">num=1</text:span></text:p>
            <text:p text:style-name="P17"><text:span text:style-name="T35">while</text:span><text:span text:style-name="T21"> [[ $num -lt 10 ]]</text:span></text:p>
            <text:p text:style-name="P17"><text:span text:style-name="T21">do</text:span></text:p>
            <text:p text:style-name="P17"><text:span text:style-name="T21">if [[ $num -eq 5 ]]</text:span></text:p>
            <text:p text:style-name="P17"><text:span text:style-name="T21">then</text:span></text:p>
            <text:p text:style-name="P17"><text:span text:style-name="T21">break</text:span></text:p>
            <text:p text:style-name="P17"><text:span text:style-name="T21">fi</text:span></text:p>
            <text:p text:style-name="P17"><text:span text:style-name="T21">echo $num</text:span></text:p>
            <text:p text:style-name="P17"><text:span text:style-name="T21">let num=num+1</text:span></text:p>
            <text:p text:style-name="P17"><text:span text:style-name="T21">done</text:span></text:p>
            <text:p text:style-name="P17"><text:span text:style-name="T21">echo “Loop while is </text:span><text:span text:style-name="T21">complete”</text:span></text:p>
            <text:p text:style-name="P17"><text:span text:style-name="T21"/></text:p>
            <text:p text:style-name="P17"><text:span text:style-name="T21"/></text:p>
          </draw:text-box>
        </draw:frame>
        <draw:custom-shape draw:name="Google Shape;142;p29" draw:style-name="gr8" draw:text-style-name="P21" draw:layer="layout" svg:width="20.848cm" svg:height="2.286cm" svg:x="0.1cm" svg:y="0.099cm">
          <text:p text:style-name="P3"><text:span text:style-name="T30">until vs. wh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2" draw:text-style-name="P18" draw:layer="layout" svg:width="10.638cm" svg:height="9.083cm" svg:x="11.374cm" svg:y="8.356cm" presentation:class="outline" presentation:user-transformed="true">
          <draw:text-box>
            <text:p text:style-name="P17"><text:span text:style-name="T21">num1=1</text:span></text:p>
            <text:p text:style-name="P17"><text:span text:style-name="T35">until</text:span><text:span text:style-name="T21"> [[ $num1 -lt 10 ]]</text:span></text:p>
            <text:p text:style-name="P17"><text:span text:style-name="T21">do</text:span></text:p>
            <text:p text:style-name="P17"><text:span text:style-name="T21">if [[ $num1 -eq 5 ]]</text:span></text:p>
            <text:p text:style-name="P17"><text:span text:style-name="T21">then</text:span></text:p>
            <text:p text:style-name="P17"><text:span text:style-name="T21">break</text:span></text:p>
            <text:p text:style-name="P17"><text:span text:style-name="T21">fi</text:span></text:p>
            <text:p text:style-name="P17"><text:span text:style-name="T21">echo $num1</text:span></text:p>
            <text:p text:style-name="P17"><text:span text:style-name="T21">let num1=num1+1</text:span></text:p>
            <text:p text:style-name="P17"><text:span text:style-name="T21">done</text:span></text:p>
            <text:p text:style-name="P17"><text:span text:style-name="T21">echo “Loop until is </text:span><text:span text:style-name="T21">complete”</text:span></text:p>
            <text:p text:style-name="P17"><text:span text:style-name="T21"/></text:p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35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Functions are use to </text:span><text:span text:style-name="T21">group sets of </text:span><text:span text:style-name="T21">commands logically </text:span><text:span text:style-name="T21">related making them </text:span><text:span text:style-name="T21">reusable without the </text:span><text:span text:style-name="T21">need to re-write them.</text:span></text:p>
            <text:p text:style-name="P17"><text:span text:style-name="T21"/></text:p>
            <text:p text:style-name="P17"><text:span text:style-name="T21">A function does not </text:span><text:span text:style-name="T21">need to be declared.</text:span></text:p>
            <text:p text:style-name="P17"><text:span text:style-name="T21"/></text:p>
            <text:p text:style-name="P17"><text:span text:style-name="T21">Function example:</text:span></text:p>
            <text:p text:style-name="P17"><text:span text:style-name="T21"><text:s text:c="11"/></text:span><text:span text:style-name="T21">#!bin/bash </text:span></text:p>
            <text:p text:style-name="P17"><text:span text:style-name="T21"><text:s text:c="11"/></text:span><text:span text:style-name="T21">function quit {</text:span></text:p>
            <text:p text:style-name="P17"><text:span text:style-name="T21"><text:s text:c="15"/></text:span><text:span text:style-name="T21">exit</text:span></text:p>
            <text:p text:style-name="P17"><text:span text:style-name="T21"><text:s text:c="11"/></text:span><text:span text:style-name="T21">}</text:span></text:p>
            <text:p text:style-name="P17"><text:span text:style-name="T21"><text:s text:c="11"/></text:span><text:span text:style-name="T21">function hello {</text:span></text:p>
            <text:p text:style-name="P17"><text:span text:style-name="T21"><text:s text:c="15"/></text:span><text:span text:style-name="T21">echo Hello!</text:span></text:p>
            <text:p text:style-name="P17"><text:span text:style-name="T21"><text:s text:c="11"/></text:span><text:span text:style-name="T21">}</text:span></text:p>
            <text:p text:style-name="P17"><text:span text:style-name="T21"><text:s text:c="11"/></text:span><text:span text:style-name="T21">hello</text:span></text:p>
            <text:p text:style-name="P17"><text:span text:style-name="T21"><text:s text:c="11"/></text:span><text:span text:style-name="T21">quit</text:span></text:p>
            <text:p text:style-name="P17"><text:span text:style-name="T21"><text:s text:c="11"/></text:span><text:span text:style-name="T21">echo foo </text:span></text:p>
            <text:p text:style-name="P17"><text:span text:style-name="T21"><text:s text:c="11"/></text:span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4" draw:layer="layout" svg:width="15.293cm" svg:height="10.927cm" svg:x="8.837cm" svg:y="6.535cm">
          <text:p/>
          <draw:enhanced-geometry svg:viewBox="0 0 21600 21600" draw:type="rectangle" draw:enhanced-path="M 0 0 L 21600 0 21600 21600 0 21600 0 0 Z N"/>
        </draw:custom-shape>
        <draw:frame draw:name="Google Shape;140;p29" presentation:style-name="pr2" draw:text-style-name="P18" draw:layer="layout" svg:width="14.87cm" svg:height="10.477cm" svg:x="9.037cm" svg:y="6.72cm" presentation:class="outline" presentation:user-transformed="true">
          <draw:text-box>
            <text:p text:style-name="P17"><text:span text:style-name="T21">Syntax: <text:s text:c="9"/>function </text:span><text:span text:style-name="T21">func_name {</text:span></text:p>
            <text:p text:style-name="P17"><text:span text:style-name="T21"><text:s text:c="27"/></text:span><text:span text:style-name="T21">command1</text:span></text:p>
            <text:p text:style-name="P17"><text:span text:style-name="T21"><text:s text:c="27"/></text:span><text:span text:style-name="T21">command2</text:span></text:p>
            <text:p text:style-name="P17"><text:span text:style-name="T21"><text:s text:c="27"/>…</text:span><text:span text:style-name="T21">..</text:span></text:p>
            <text:p text:style-name="P17"><text:span text:style-name="T21"><text:s text:c="22"/></text:span><text:span text:style-name="T21">}</text:span></text:p>
            <text:p text:style-name="P17"><text:span text:style-name="T21"/></text:p>
            <text:p text:style-name="P17"><text:span text:style-name="T21">How to call the function </text:span><text:span text:style-name="T21">in a script:</text:span></text:p>
            <text:p text:style-name="P17"><text:span text:style-name="T21"/></text:p>
            <text:p text:style-name="P17"><text:span text:style-name="T21"><text:s text:c="22"/></text:span><text:span text:style-name="T21">func_name</text:span></text:p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36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4.924cm" svg:height="16.008cm" svg:x="0.714cm" svg:y="2.285cm" presentation:class="outline" presentation:user-transformed="true">
          <draw:text-box>
            <text:p text:style-name="P17"><text:span text:style-name="T21">Parameters does not </text:span><text:span text:style-name="T21">need to be declared.</text:span></text:p>
            <text:p text:style-name="P17"><text:span text:style-name="T21">It is good practice </text:span></text:p>
            <text:list text:style-name="L3">
              <text:list-item>
                <text:p text:style-name="P17"><text:span text:style-name="T21">to put a comment </text:span><text:span text:style-name="T21">before the function </text:span><text:span text:style-name="T21">definition describing </text:span><text:span text:style-name="T21">parameters and their </text:span><text:span text:style-name="T21">meaning</text:span></text:p>
              </text:list-item>
              <text:list-item>
                <text:p text:style-name="P17"><text:span text:style-name="T21">Read the </text:span><text:span text:style-name="T21">parameters at the </text:span><text:span text:style-name="T21">beginning of the </text:span><text:span text:style-name="T21">function</text:span></text:p>
              </text:list-item>
            </text:list>
            <text:p text:style-name="P17"><text:span text:style-name="T21">Function with </text:span><text:span text:style-name="T21">parameters example:</text:span></text:p>
            <text:p text:style-name="P17"><text:span text:style-name="T21">#!/bin/bash </text:span></text:p>
            <text:p text:style-name="P17"><text:span text:style-name="T21">function quit {</text:span></text:p>
            <text:p text:style-name="P17"><text:span text:style-name="T21"><text:s text:c="5"/></text:span><text:span text:style-name="T21">exit</text:span></text:p>
            <text:p text:style-name="P17"><text:span text:style-name="T21">} <text:s/></text:span></text:p>
            <text:p text:style-name="P17"><text:span text:style-name="T21"># input parameter </text:span><text:span text:style-name="T21">msg=”a message”</text:span></text:p>
            <text:p text:style-name="P17"><text:span text:style-name="T21">function my_func {</text:span></text:p>
            <text:p text:style-name="P17"><text:span text:style-name="T21"><text:s text:c="5"/></text:span><text:span text:style-name="T21">msg=$1</text:span></text:p>
            <text:p text:style-name="P17"><text:span text:style-name="T21"><text:s text:c="4"/></text:span><text:span text:style-name="T21">echo $msg </text:span></text:p>
            <text:p text:style-name="P17"><text:span text:style-name="T21">} <text:s/></text:span></text:p>
            <text:p text:style-name="P17"><text:span text:style-name="T21">my_func Hello</text:span></text:p>
            <text:p text:style-name="P17"><text:span text:style-name="T21">my_func World</text:span></text:p>
            <text:p text:style-name="P17"><text:span text:style-name="T21">quit</text:span></text:p>
            <text:p text:style-name="P17"><text:span text:style-name="T21">echo foo </text:span></text:p>
            <text:p text:style-name="P17"><text:span text:style-name="T21"><text:s text:c="11"/></text:span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Functions parameters/arg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4" draw:layer="layout" svg:width="11.669cm" svg:height="10.557cm" svg:x="12.964cm" svg:y="6.905cm">
          <text:p/>
          <draw:enhanced-geometry svg:viewBox="0 0 21600 21600" draw:type="rectangle" draw:enhanced-path="M 0 0 L 21600 0 21600 21600 0 21600 0 0 Z N"/>
        </draw:custom-shape>
        <draw:frame draw:name="Google Shape;140;p29" presentation:style-name="pr2" draw:text-style-name="P18" draw:layer="layout" svg:width="11.297cm" svg:height="10.398cm" svg:x="13.15cm" svg:y="7.064cm" presentation:class="outline" presentation:user-transformed="true">
          <draw:text-box>
            <text:p text:style-name="P17"><text:span text:style-name="T21">Syntax with parameters: </text:span><text:span text:style-name="T21"><text:s text:c="9"/></text:span></text:p>
            <text:p text:style-name="P17"><text:span text:style-name="T21">function func_name {</text:span></text:p>
            <text:p text:style-name="P17"><text:span text:style-name="T21"><text:s text:c="8"/></text:span><text:span text:style-name="T21">command1</text:span></text:p>
            <text:p text:style-name="P17"><text:span text:style-name="T21"><text:s text:c="8"/></text:span><text:span text:style-name="T21">command2</text:span></text:p>
            <text:p text:style-name="P17"><text:span text:style-name="T21"><text:s text:c="8"/>…</text:span><text:span text:style-name="T21">..</text:span></text:p>
            <text:p text:style-name="P17"><text:span text:style-name="T21">}</text:span></text:p>
            <text:p text:style-name="P17"><text:span text:style-name="T21"/></text:p>
            <text:p text:style-name="P17"><text:span text:style-name="T21">How to call the function </text:span><text:span text:style-name="T21">with parameters in a </text:span><text:span text:style-name="T21">script:</text:span></text:p>
            <text:p text:style-name="P17"><text:span text:style-name="T21"/></text:p>
            <text:p text:style-name="P17"><text:span text:style-name="T21">func_name para1 </text:span><text:span text:style-name="T21">param2 ...</text:span></text:p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37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cat usage.sh</text:span></text:p>
            <text:p text:style-name="P17"><text:span text:style-name="T21"/></text:p>
            <text:p text:style-name="P17"><text:span text:style-name="T21">#!/bin/bash </text:span></text:p>
            <text:p text:style-name="P17"><text:span text:style-name="T21"><text:s/></text:span></text:p>
            <text:p text:style-name="P17"><text:span text:style-name="T21">display_usage() { </text:span></text:p>
            <text:p text:style-name="P17"><text:span text:style-name="T21"><text:s text:c="5"/></text:span><text:span text:style-name="T21"># echo "This script </text:span><text:span text:style-name="T21">must be run with super-</text:span><text:span text:style-name="T21">user privileges." </text:span></text:p>
            <text:p text:style-name="P17"><text:span text:style-name="T21"><text:s text:c="5"/></text:span><text:span text:style-name="T21">echo -e "\nUsage:\</text:span><text:span text:style-name="T21">n$0 [arguments] \n" </text:span></text:p>
            <text:p text:style-name="P17"><text:span text:style-name="T21">} </text:span></text:p>
            <text:p text:style-name="P17"><text:span text:style-name="T21"/></text:p>
            <text:p text:style-name="P17"><text:span text:style-name="T21"># if less than two </text:span><text:span text:style-name="T21">arguments supplied, </text:span><text:span text:style-name="T21">display usage </text:span></text:p>
            <text:p text:style-name="P17"><text:span text:style-name="T21">if [[ <text:s/>$# -le 1 ]] </text:span></text:p>
            <text:p text:style-name="P17"><text:span text:style-name="T21"><text:s text:c="2"/></text:span><text:span text:style-name="T21">then </text:span></text:p>
            <text:p text:style-name="P17"><text:span text:style-name="T21"><text:s text:c="4"/></text:span><text:span text:style-name="T21">display_usage</text:span></text:p>
            <text:p text:style-name="P17"><text:span text:style-name="T21"><text:s text:c="4"/></text:span><text:span text:style-name="T21">exit 1</text:span></text:p>
            <text:p text:style-name="P17"><text:span text:style-name="T21">fi </text:span></text:p>
            <text:p text:style-name="P17"><text:span text:style-name="T21"/></text:p>
          </draw:text-box>
        </draw:frame>
        <draw:custom-shape draw:name="Google Shape;142;p29" draw:style-name="gr8" draw:text-style-name="P15" draw:layer="layout" svg:width="20.848cm" svg:height="2.286cm" svg:x="0cm" svg:y="0.1cm">
          <text:p text:style-name="P3"><text:span text:style-name="T18">Add help to a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38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Example</text:span></text:p>
            <text:p text:style-name="P17"><text:span text:style-name="T21"/></text:p>
            <text:p text:style-name="P17"><text:span text:style-name="T21"><text:s text:c="10"/></text:span><text:span text:style-name="T21">#!/bin/bash <text:s text:c="7"/></text:span></text:p>
            <text:p text:style-name="P17"><text:span text:style-name="T21"><text:s text:c="10"/></text:span><text:span text:style-name="T21">if [ -z "$1" ]; then <text:s/></text:span><text:span text:style-name="T21"><text:s text:c="6"/># check if one </text:span><text:span text:style-name="T21">parameter exists</text:span></text:p>
            <text:p text:style-name="P17"><text:span text:style-name="T21"><text:s text:c="14"/></text:span><text:span text:style-name="T21">echo usage: </text:span><text:span text:style-name="T21">$0 directory</text:span></text:p>
            <text:p text:style-name="P17"><text:span text:style-name="T21"><text:s text:c="14"/></text:span><text:span text:style-name="T21">exit</text:span></text:p>
            <text:p text:style-name="P17"><text:span text:style-name="T21"><text:s text:c="10"/></text:span><text:span text:style-name="T21">fi</text:span></text:p>
            <text:p text:style-name="P17"><text:span text:style-name="T21"><text:s text:c="10"/></text:span><text:span text:style-name="T21">srcd=$1</text:span></text:p>
            <text:p text:style-name="P17"><text:span text:style-name="T21"><text:s text:c="10"/></text:span><text:span text:style-name="T21">bakd="/tmp/"</text:span></text:p>
            <text:p text:style-name="P17"><text:span text:style-name="T21"><text:s text:c="10"/></text:span><text:span text:style-name="T21">mkdir $bakd</text:span></text:p>
            <text:p text:style-name="P17"><text:span text:style-name="T21"><text:s text:c="10"/></text:span><text:span text:style-name="T21">of=home-$(date +</text:span><text:span text:style-name="T21">%Y%m%d).tgz</text:span></text:p>
            <text:p text:style-name="P17"><text:span text:style-name="T21"><text:s text:c="10"/></text:span><text:span text:style-name="T21">tar -czf $bakd$of </text:span><text:span text:style-name="T21">$srcd</text:span></text:p>
          </draw:text-box>
        </draw:frame>
        <draw:custom-shape draw:name="Google Shape;142;p29" draw:style-name="gr8" draw:text-style-name="P15" draw:layer="layout" svg:width="20.848cm" svg:height="2.286cm" svg:x="0cm" svg:y="0.1cm">
          <text:p text:style-name="P3"><text:span text:style-name="T18">Add help to a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39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Positional parameters </text:span><text:span text:style-name="T21">are a series of special </text:span><text:span text:style-name="T21">variables ($0 through </text:span><text:span text:style-name="T21">$9) that contain the </text:span><text:span text:style-name="T21">contents of the </text:span><text:span text:style-name="T21">command line. </text:span></text:p>
            <text:p text:style-name="P17"><text:span text:style-name="T21">If my_script is a bash </text:span><text:span text:style-name="T21">shell script, we could </text:span><text:span text:style-name="T21">read each item on the </text:span><text:span text:style-name="T21">command line because </text:span><text:span text:style-name="T21">the positional </text:span><text:span text:style-name="T21">parameters contain the </text:span><text:span text:style-name="T21">following: </text:span></text:p>
            <text:p text:style-name="P17"><text:span text:style-name="T21">$0 would contain </text:span><text:span text:style-name="T21">"some_program" </text:span></text:p>
            <text:p text:style-name="P17"><text:span text:style-name="T21">$1 would contain </text:span><text:span text:style-name="T21">"parameter1"</text:span></text:p>
            <text:p text:style-name="P17"><text:span text:style-name="T21">$2 would contain </text:span><text:span text:style-name="T21">"parameter2"</text:span></text:p>
            <text:p text:style-name="P17"><text:span text:style-name="T21">…</text:span><text:span text:style-name="T21">..</text:span></text:p>
            <text:p text:style-name="P17"><text:span text:style-name="T22"/></text:p>
            <text:p text:style-name="P17"><text:span text:style-name="T21">This way, if <text:s/>I call </text:span><text:span text:style-name="T21">my_script with two </text:span><text:span text:style-name="T21">parameters:</text:span></text:p>
            <text:p text:style-name="P17"><text:span text:style-name="T21">my_script Hello world</text:span></text:p>
            <text:p text:style-name="P17"><text:span text:style-name="T21">Then inside the script I </text:span><text:span text:style-name="T21">can read them with:</text:span></text:p>
            <text:p text:style-name="P17"><text:span text:style-name="T21">#!/bin/bash</text:span></text:p>
            <text:p text:style-name="P17"><text:span text:style-name="T21">script_name=$0</text:span></text:p>
            <text:p text:style-name="P17"><text:span text:style-name="T21">first_word=$1</text:span></text:p>
            <text:p text:style-name="P17"><text:span text:style-name="T21">second_word=$2</text:span></text:p>
            <text:p text:style-name="P17"><text:span text:style-name="T21">Echo “$script_name </text:span><text:span text:style-name="T21">says $first_word </text:span><text:span text:style-name="T21">$second_word</text:span></text:p>
            <text:p text:style-name="P17"><text:span text:style-name="T22"/></text:p>
            <text:p text:style-name="P17"><text:span text:style-name="T21">The mechanism is the </text:span><text:span text:style-name="T21">same to read functions </text:span><text:span text:style-name="T21">parameters.</text:span></text:p>
            <text:p text:style-name="P17"><text:span text:style-name="T21"/></text:p>
          </draw:text-box>
        </draw:frame>
        <draw:custom-shape draw:name="Google Shape;142;p29" draw:style-name="gr8" draw:text-style-name="P15" draw:layer="layout" svg:width="20.848cm" svg:height="2.286cm" svg:x="0cm" svg:y="0.1cm">
          <text:p text:style-name="P3"><text:span text:style-name="T18">Positional para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0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list text:style-name="L3">
              <text:list-item>
                <text:p text:style-name="P17"><text:span text:style-name="T21">Example on how to </text:span><text:span text:style-name="T21">read the user’s </text:span><text:span text:style-name="T21">input:</text:span></text:p>
              </text:list-item>
            </text:list>
            <text:p text:style-name="P17"><text:span text:style-name="T21"/></text:p>
            <text:p text:style-name="P17"><text:span text:style-name="T21"><text:s text:c="20"/></text:span><text:span text:style-name="T21">#!/bin/bash</text:span></text:p>
            <text:p text:style-name="P17"><text:span text:style-name="T21"><text:s text:c="20"/></text:span><text:span text:style-name="T21">echo </text:span><text:span text:style-name="T21">Please, enter your name</text:span></text:p>
            <text:p text:style-name="P17"><text:span text:style-name="T21"><text:s text:c="20"/></text:span><text:span text:style-name="T21">read </text:span><text:span text:style-name="T21">NAME</text:span></text:p>
            <text:p text:style-name="P17"><text:span text:style-name="T21"><text:s text:c="20"/></text:span><text:span text:style-name="T21">echo "Hi </text:span><text:span text:style-name="T21">$NAME!"</text:span></text:p>
            <text:p text:style-name="P17"><text:span text:style-name="T21"><text:s text:c="12"/></text:span></text:p>
            <text:p text:style-name="P17"><text:span text:style-name="T21"/></text:p>
            <text:list text:continue-numbering="true" text:style-name="L3">
              <text:list-item>
                <text:p text:style-name="P17"><text:span text:style-name="T21">Example on how to </text:span><text:span text:style-name="T21">read multiple user’s </text:span><text:span text:style-name="T21">input:</text:span></text:p>
              </text:list-item>
            </text:list>
            <text:p text:style-name="P17"><text:span text:style-name="T21"/></text:p>
            <text:p text:style-name="P17"><text:span text:style-name="T21"><text:s text:c="20"/></text:span><text:span text:style-name="T21">#!/bin/bash</text:span></text:p>
            <text:p text:style-name="P17"><text:span text:style-name="T21"><text:s text:c="20"/></text:span><text:span text:style-name="T21">echo </text:span><text:span text:style-name="T21">Please, enter your </text:span><text:span text:style-name="T21">firstname and lastname</text:span></text:p>
            <text:p text:style-name="P17"><text:span text:style-name="T21"><text:s text:c="20"/></text:span><text:span text:style-name="T21">read FN </text:span><text:span text:style-name="T21">LN </text:span></text:p>
            <text:p text:style-name="P17"><text:span text:style-name="T21"><text:s text:c="20"/></text:span><text:span text:style-name="T21">echo "Hi! </text:span><text:span text:style-name="T21">$LN, $FN !"</text:span></text:p>
            <text:p text:style-name="P17"><text:span text:style-name="T21"><text:s text:c="20"/></text:span><text:span text:style-name="T21">echo "How </text:span><text:span text:style-name="T21">are you?"</text:span></text:p>
            <text:p text:style-name="P17"><text:span text:style-name="T21"><text:s text:c="12"/></text:span></text:p>
            <text:p text:style-name="P17"><text:span text:style-name="T21"/></text:p>
            <text:p text:style-name="P17"><text:span text:style-name="T21"/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8">Read the user’s input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1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In general you can </text:span><text:span text:style-name="T21">distinguish between</text:span></text:p>
            <text:p text:style-name="P17"><text:span text:style-name="T21">Global</text:span></text:p>
            <text:p text:style-name="P17"><text:span text:style-name="T21">Local</text:span><text:span text:style-name="T21"><text:tab/></text:span><text:span text:style-name="T21"><text:tab/></text:span><text:span text:style-name="T21"><text:tab/></text:span><text:span text:style-name="T21">Scope</text:span></text:p>
            <text:p text:style-name="P17"><text:span text:style-name="T21">Function</text:span></text:p>
            <text:p text:style-name="P17"><text:span text:style-name="T21"/></text:p>
            <text:p text:style-name="P17"><text:span text:style-name="T21"/></text:p>
            <text:p text:style-name="P17"><text:span text:style-name="T21"/></text:p>
            <text:p text:style-name="P17"><text:span text:style-name="T21">Bash (like Python) </text:span><text:span text:style-name="T21">doesn't have block </text:span><text:span text:style-name="T21">scope in conditionals. </text:span></text:p>
            <text:p text:style-name="P17"><text:span text:style-name="T21"/></text:p>
            <text:p text:style-name="P17"><text:span text:style-name="T21">It has local scope within </text:span><text:span text:style-name="T21">functions, it is also </text:span><text:span text:style-name="T21">possible to use the </text:span><text:span text:style-name="T21">‘local’ modifier which is </text:span><text:span text:style-name="T21">a keyword <text:s/>to declare </text:span><text:span text:style-name="T21">the local variables. </text:span></text:p>
            <text:p text:style-name="P17"><text:span text:style-name="T21">Local variables are </text:span><text:span text:style-name="T21">visible only within the </text:span><text:span text:style-name="T21">block of code. </text:span></text:p>
            <text:p text:style-name="P17"><text:span text:style-name="T21"/></text:p>
            <text:p text:style-name="P17"><text:span text:style-name="T21">Variable scope </text:span><text:span text:style-name="T21">(visibility) is related </text:span><text:span text:style-name="T21">mainly to the shell.</text:span></text:p>
            <text:p text:style-name="P17"><text:span text:style-name="T21">Exported variables are </text:span><text:span text:style-name="T21">visible in all subshells.</text:span></text:p>
          </draw:text-box>
        </draw:frame>
        <draw:custom-shape draw:name="Google Shape;142;p29" draw:style-name="gr8" draw:text-style-name="P15" draw:layer="layout" svg:width="20.848cm" svg:height="2.286cm" svg:x="0.1cm" svg:y="0.083cm">
          <text:p text:style-name="P3"><text:span text:style-name="T18">Scope of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23" draw:layer="layout" svg:x1="3.284cm" svg:y1="5.885cm" svg:x2="5.063cm" svg:y2="5.155cm">
          <text:p/>
        </draw:line>
        <draw:line draw:style-name="gr9" draw:text-style-name="P23" draw:layer="layout" svg:x1="2.418cm" svg:y1="4.106cm" svg:x2="4.927cm" svg:y2="4.744cm">
          <text:p/>
        </draw:line>
        <draw:line draw:style-name="gr9" draw:text-style-name="P23" draw:layer="layout" svg:x1="2.144cm" svg:y1="4.972cm" svg:x2="5.063cm" svg:y2="4.972cm">
          <text:p/>
        </draw:line>
        <draw:custom-shape draw:style-name="gr13" draw:text-style-name="P14" draw:layer="layout" svg:width="6.249cm" svg:height="4.607cm" svg:x="8.394cm" svg:y="3.8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5.319cm" svg:height="2.256cm" svg:x="8.594cm" svg:y="4.678cm">
          <text:p/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3.513cm" svg:height="0.996cm" svg:x="8.331cm" svg:y="3.804cm">
          <draw:text-box>
            <text:p>Global</text:p>
          </draw:text-box>
        </draw:frame>
        <draw:frame draw:style-name="gr15" draw:text-style-name="P24" draw:layer="layout" svg:width="3.513cm" svg:height="0.996cm" svg:x="8.832cm" svg:y="4.704cm">
          <draw:text-box>
            <text:p>Local</text:p>
          </draw:text-box>
        </draw:frame>
        <draw:frame draw:style-name="gr15" draw:text-style-name="P24" draw:layer="layout" svg:width="3.513cm" svg:height="0.996cm" svg:x="10.1cm" svg:y="5.804cm">
          <draw:text-box>
            <text:p>Function</text:p>
          </draw:text-box>
        </draw:frame>
        <draw:frame draw:style-name="gr15" draw:text-style-name="P24" draw:layer="layout" svg:width="3.513cm" svg:height="0.996cm" svg:x="11.501cm" svg:y="7.204cm">
          <draw:text-box>
            <text:p>Function</text:p>
          </draw:text-box>
        </draw:frame>
        <draw:custom-shape draw:style-name="gr16" draw:text-style-name="P14" draw:layer="layout" svg:width="2.901cm" svg:height="0.991cm" svg:x="10.1cm" svg:y="5.7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901cm" svg:height="0.991cm" svg:x="11.5cm" svg:y="7.1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2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A variable exported is a </text:span><text:span text:style-name="T21">global variable.</text:span></text:p>
            <text:p text:style-name="P17"><text:span text:style-name="T21"/></text:p>
            <text:p text:style-name="P17"><text:span text:style-name="T21">A variable defined in the </text:span><text:span text:style-name="T21">main body of the script </text:span><text:span text:style-name="T21">is called a local variable.</text:span></text:p>
            <text:p text:style-name="P17"><text:span text:style-name="T21">• </text:span><text:span text:style-name="T21">It will be visible </text:span><text:span text:style-name="T21">throughout the script,</text:span></text:p>
            <text:p text:style-name="P17"><text:span text:style-name="T21">• </text:span><text:span text:style-name="T21">A variable which is </text:span><text:span text:style-name="T21">defined inside a function </text:span><text:span text:style-name="T21">is local to that function.</text:span></text:p>
            <text:p text:style-name="P17"><text:span text:style-name="T21">• </text:span><text:span text:style-name="T21">It is accessible from </text:span><text:span text:style-name="T21">the point at which it is </text:span><text:span text:style-name="T21">defined until the end of </text:span><text:span text:style-name="T21">the</text:span></text:p>
            <text:p text:style-name="P17"><text:span text:style-name="T21">function, and exists for </text:span><text:span text:style-name="T21">as long as the function </text:span><text:span text:style-name="T21">is executing.</text:span></text:p>
            <text:p text:style-name="P17"><text:span text:style-name="T21"/></text:p>
            <text:p text:style-name="P17"><text:span text:style-name="T21"/></text:p>
            <text:p text:style-name="P17"><text:span text:style-name="T21">• </text:span><text:span text:style-name="T21">Global variables can </text:span><text:span text:style-name="T21">have unintended </text:span><text:span text:style-name="T21">consequences because </text:span><text:span text:style-name="T21">of their</text:span></text:p>
            <text:p text:style-name="P17"><text:span text:style-name="T21">wide-ranging effects: we </text:span><text:span text:style-name="T21">should almost never use </text:span><text:span text:style-name="T21">them</text:span></text:p>
            <text:p text:style-name="P17"><text:span text:style-name="T21"/></text:p>
          </draw:text-box>
        </draw:frame>
        <draw:custom-shape draw:name="Google Shape;142;p29" draw:style-name="gr8" draw:text-style-name="P15" draw:layer="layout" svg:width="20.848cm" svg:height="2.286cm" svg:x="0.1cm" svg:y="0.083cm">
          <text:p text:style-name="P3"><text:span text:style-name="T18">Scope of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3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#!/bin/bash</text:span></text:p>
            <text:p text:style-name="P17"><text:span text:style-name="T21">e=2</text:span></text:p>
            <text:p text:style-name="P17"><text:span text:style-name="T21">echo At beginning e = </text:span><text:span text:style-name="T21">$e</text:span></text:p>
            <text:p text:style-name="P17"><text:span text:style-name="T21">function test1() {</text:span></text:p>
            <text:p text:style-name="P17"><text:span text:style-name="T21"><text:s text:c="2"/></text:span><text:span text:style-name="T21">e=4</text:span></text:p>
            <text:p text:style-name="P17"><text:span text:style-name="T21"><text:s text:c="2"/></text:span><text:span text:style-name="T21">echo "hello. Now in the </text:span><text:span text:style-name="T21">function1 e = $e"</text:span></text:p>
            <text:p text:style-name="P17"><text:span text:style-name="T21">}</text:span></text:p>
            <text:p text:style-name="P17"><text:span text:style-name="T21">function test2() {</text:span></text:p>
            <text:p text:style-name="P17"><text:span text:style-name="T21"><text:s text:c="2"/></text:span><text:span text:style-name="T21">local e=4</text:span></text:p>
            <text:p text:style-name="P17"><text:span text:style-name="T21"><text:s text:c="2"/></text:span><text:span text:style-name="T21">echo "hello. Now in the </text:span><text:span text:style-name="T21">function2 e = $e"</text:span></text:p>
            <text:p text:style-name="P17"><text:span text:style-name="T21">}</text:span></text:p>
            <text:p text:style-name="P17"><text:span text:style-name="T21">test1 </text:span></text:p>
            <text:p text:style-name="P17"><text:span text:style-name="T21">echo "After calling the </text:span><text:span text:style-name="T21">function1 e = $e"</text:span></text:p>
            <text:p text:style-name="P17"><text:span text:style-name="T21"/></text:p>
            <text:p text:style-name="P17"><text:span text:style-name="T21">e=2</text:span></text:p>
            <text:p text:style-name="P17"><text:span text:style-name="T21">echo In the file before to </text:span><text:span text:style-name="T21">call func2 reassign e = </text:span><text:span text:style-name="T21">$e</text:span></text:p>
            <text:p text:style-name="P17"><text:span text:style-name="T21">test2 </text:span></text:p>
            <text:p text:style-name="P17"><text:span text:style-name="T21">echo "After calling the </text:span><text:span text:style-name="T21">function2 e = $e"</text:span></text:p>
            <text:p text:style-name="P17"><text:span text:style-name="T21"/></text:p>
            <text:p text:style-name="P17"><text:span text:style-name="T21"/></text:p>
            <text:p text:style-name="P17"><text:span text:style-name="T21"/></text:p>
          </draw:text-box>
        </draw:frame>
        <draw:custom-shape draw:name="Google Shape;142;p29" draw:style-name="gr8" draw:text-style-name="P15" draw:layer="layout" svg:width="20.848cm" svg:height="2.286cm" svg:x="0.1cm" svg:y="0.083cm">
          <text:p text:style-name="P3"><text:span text:style-name="T18">Exercise: Scope of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2" draw:text-style-name="P18" draw:layer="layout" svg:width="6.033cm" svg:height="4.26cm" svg:x="17.052cm" svg:y="6.53cm" presentation:class="outline" presentation:user-transformed="true">
          <draw:text-box>
            <text:p text:style-name="P17"><text:span text:style-name="T21">Justify the result !</text:span></text:p>
          </draw:text-box>
        </draw:frame>
        <draw:custom-shape draw:style-name="gr17" draw:text-style-name="P14" draw:layer="layout" svg:width="7.25cm" svg:height="1.799cm" svg:x="16.801cm" svg:y="6.1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4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<text:s/></text:span><text:span text:style-name="T21">Sed is a non interactive </text:span><text:span text:style-name="T21">editor. </text:span></text:p>
            <text:p text:style-name="P17"><text:span text:style-name="T21">It is generally used to </text:span><text:span text:style-name="T21">parse and transform </text:span><text:span text:style-name="T21">text, using a simple, </text:span><text:span text:style-name="T21">compact programming </text:span><text:span text:style-name="T21">language.</text:span></text:p>
            <text:p text:style-name="P17"><text:span text:style-name="T21"/></text:p>
            <text:p text:style-name="P17"><text:span text:style-name="T21">It allows to modify a file </text:span><text:span text:style-name="T21">usinf scripts with </text:span><text:span text:style-name="T21">instructions for sed </text:span><text:span text:style-name="T21">editing plus the </text:span><text:span text:style-name="T21">filename. Example of </text:span><text:span text:style-name="T21">string substitution:</text:span></text:p>
            <text:p text:style-name="P17"><text:span text:style-name="T21"/></text:p>
            <text:p text:style-name="P17"><text:span text:style-name="T21"><text:s text:c="12"/></text:span><text:span text:style-name="T21">$sed 's/old_text/</text:span><text:span text:style-name="T21">new_text/g' /tmp/testfile</text:span></text:p>
            <text:p text:style-name="P17"><text:span text:style-name="T21"><text:s text:c="12"/></text:span></text:p>
            <text:p text:style-name="P17"><text:span text:style-name="T21">Sed substitute the string </text:span><text:span text:style-name="T21">'old_text' with the string </text:span><text:span text:style-name="T21">'new_text' reading from </text:span><text:span text:style-name="T21">file /tmp/testfile. The </text:span><text:span text:style-name="T21">result is redirected to </text:span><text:span text:style-name="T21">stdout, but it can be </text:span><text:span text:style-name="T21">redirected also to a file </text:span><text:span text:style-name="T21">using '&gt;' </text:span></text:p>
            <text:p text:style-name="P17"><text:span text:style-name="T21"/></text:p>
            <text:p text:style-name="P17"><text:span text:style-name="T21"><text:s text:c="12"/></text:span><text:span text:style-name="T21">$sed 12, 18d </text:span><text:span text:style-name="T21">/tmp/testfile <text:s text:c="8"/></text:span></text:p>
            <text:p text:style-name="P17"><text:span text:style-name="T21"/></text:p>
            <text:p text:style-name="P17"><text:span text:style-name="T21">Sed displays all the </text:span><text:span text:style-name="T21">rows from 12 to 18. The </text:span><text:span text:style-name="T21">original file is not </text:span><text:span text:style-name="T21">modified by this </text:span><text:span text:style-name="T21">command, but if you </text:span><text:span text:style-name="T21">redirect stdout on a new </text:span><text:span text:style-name="T21">file, if is different from </text:span><text:span text:style-name="T21">the original one (try).</text:span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8">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5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285cm" presentation:class="outline" presentation:user-transformed="true">
          <draw:text-box>
            <text:p text:style-name="P17"><text:span text:style-name="T21"><text:s/></text:span><text:span text:style-name="T21">Awk match a string on </text:span><text:span text:style-name="T21">the base of a regular </text:span><text:span text:style-name="T21">expression and execute </text:span><text:span text:style-name="T21">a required action: </text:span></text:p>
            <text:p text:style-name="P17"><text:span text:style-name="T21">Create a file /tmp/filetext </text:span><text:span text:style-name="T21">as follow: </text:span></text:p>
            <text:p text:style-name="P17"><text:span text:style-name="T21">cat filetext &lt;</text:span></text:p>
            <text:p text:style-name="P17"><text:span text:style-name="T21">test123</text:span></text:p>
            <text:p text:style-name="P17"><text:span text:style-name="T21">test</text:span></text:p>
            <text:p text:style-name="P17"><text:span text:style-name="T21">Tteesstt</text:span></text:p>
            <text:p text:style-name="P17"><text:span text:style-name="T21">EOF</text:span></text:p>
            <text:p text:style-name="P17"><text:span text:style-name="T21"><text:s text:c="12"/></text:span><text:span text:style-name="T21">$awk '/test/ </text:span><text:span text:style-name="T21">{print}' /tmp/filetext <text:s text:c="9"/></text:span><text:span text:style-name="T21"><text:s/></text:span></text:p>
            <text:p text:style-name="P17"><text:span text:style-name="T21">test123</text:span></text:p>
            <text:p text:style-name="P17"><text:span text:style-name="T21">test</text:span></text:p>
            <text:p text:style-name="P17"><text:span text:style-name="T21">The regular expression </text:span><text:span text:style-name="T21">requires to match the </text:span><text:span text:style-name="T21">string 'test' </text:span></text:p>
            <text:p text:style-name="P17"><text:span text:style-name="T21">The required action is to </text:span><text:span text:style-name="T21">'print'the string </text:span><text:span text:style-name="T21">containing ‘test’ when </text:span><text:span text:style-name="T21">found.</text:span></text:p>
            <text:p text:style-name="P17"><text:span text:style-name="T21"/></text:p>
            <text:p text:style-name="P17"><text:span text:style-name="T21"><text:s text:c="12"/></text:span><text:span text:style-name="T21">$awk '/test/ </text:span><text:span text:style-name="T21">{i=i+1} END {print i}' </text:span><text:span text:style-name="T21">/tmp/filetext </text:span></text:p>
            <text:p text:style-name="P17"><text:span text:style-name="T21">3</text:span></text:p>
            <text:p text:style-name="P17"><text:span text:style-name="T21"/></text:p>
          </draw:text-box>
        </draw:frame>
        <draw:custom-shape draw:name="Google Shape;142;p29" draw:style-name="gr8" draw:text-style-name="P15" draw:layer="layout" svg:width="20.848cm" svg:height="2.286cm" svg:x="0.1cm" svg:y="0cm">
          <text:p text:style-name="P3"><text:span text:style-name="T18">Aw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6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Create a script which </text:span><text:span text:style-name="T21">launch one of the script </text:span><text:span text:style-name="T21">you wrote by exercise,</text:span></text:p>
            <text:p text:style-name="P17"><text:span text:style-name="T21">Test the output of the </text:span><text:span text:style-name="T21">command,</text:span></text:p>
            <text:p text:style-name="P17"><text:span text:style-name="T21">Write if the execution is </text:span><text:span text:style-name="T21">ok or not.</text:span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How to check your scri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7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Create a script which </text:span><text:span text:style-name="T21">launch one of the script </text:span><text:span text:style-name="T21">you wrote by exercise,</text:span></text:p>
            <text:p text:style-name="P17"><text:span text:style-name="T21">Test the output of the </text:span><text:span text:style-name="T21">command,</text:span></text:p>
            <text:p text:style-name="P17"><text:span text:style-name="T21">Write if the execution is </text:span><text:span text:style-name="T21">ok or not.</text:span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How to check your scri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8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Lohit Devanagari" svg:font-family="'Lohit Devanagari'"/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Caladea1" svg:font-family="Caladea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808080" draw:end-color="#cbcbcb" draw:start-intensity="100%" draw:end-intensity="100%" draw:angle="0" draw:border="0%"/>
    <draw:gradient draw:name="Gradient_20_3" draw:display-name="Gradient 3" draw:style="linear" draw:start-color="#95b3d7" draw:end-color="#adc0d7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1" style:font-family-asian="'Lohit Devanagari'" style:font-pitch-asian="variable" style:font-size-asian="12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eletyp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4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4pt" style:font-style-asian="normal" style:font-weight-asian="normal" style:font-name-complex="Caladea1" style:font-family-complex="Calade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39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background" style:display-name="OBJECT__-background" style:family="presentation">
      <style:graphic-properties draw:stroke="none" draw:fill="solid" draw:fill-color="#ffffff"/>
      <style:text-properties style:letter-kerning="true"/>
    </style:style>
    <style:style style:name="OBJECT_5f__5f_-backgroundobjects" style:display-name="OBJEC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-notes" style:display-name="OBJEC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4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4pt" style:font-style-asian="normal" style:font-weight-asian="normal" style:font-name-complex="Caladea1" style:font-family-complex="Calade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5f__5f_-outline1" style:display-name="OBJECT__-outline1" style:family="presentation">
      <style:graphic-properties draw:stroke="none" draw:fill="none" draw:auto-grow-height="false" draw:fit-to-size="shrink-to-fit" style:shrink-to-fit="true">
        <text:list-style style:name="OBJECT_5f__5f_-outline1" style:display-name="OBJEC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outline2" style:display-name="OBJECT__-outline2" style:family="presentation" style:parent-style-name="OBJECT_5f__5f_-outline1">
      <style:paragraph-properties fo:margin-left="0cm" fo:margin-right="0cm" fo:margin-top="0.39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3" style:display-name="OBJECT__-outline3" style:family="presentation" style:parent-style-name="OBJECT_5f__5f_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4" style:display-name="OBJECT__-outline4" style:family="presentation" style:parent-style-name="OBJECT_5f__5f_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5" style:display-name="OBJECT__-outline5" style:family="presentation" style:parent-style-name="OBJECT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_5f_-outline6" style:display-name="OBJECT__-outline6" style:family="presentation" style:parent-style-name="OBJECT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_5f_-outline7" style:display-name="OBJECT__-outline7" style:family="presentation" style:parent-style-name="OBJECT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_5f_-outline8" style:display-name="OBJECT__-outline8" style:family="presentation" style:parent-style-name="OBJECT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_5f_-outline9" style:display-name="OBJECT__-outline9" style:family="presentation" style:parent-style-name="OBJECT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_5f_-subtitle" style:display-name="OBJECT__-subtitle" style:family="presentation">
      <style:graphic-properties draw:stroke="none" draw:fill="none" draw:textarea-vertical-align="middle">
        <text:list-style style:name="OBJECT_5f__5f_-subtitle" style:display-name="OBJEC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-title" style:display-name="OBJECT__-title" style:family="presentation">
      <style:graphic-properties draw:stroke="none" draw:fill="none" draw:textarea-vertical-align="middle">
        <text:list-style style:name="OBJECT_5f__5f_-title" style:display-name="OBJEC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95b3d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5cm" fo:min-width="7.736cm" fo:padding-top="0.13cm" fo:padding-bottom="0.13cm" fo:padding-left="0.25cm" fo:padding-right="0.25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2cm" fo:min-width="4.653cm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.133cm" fo:min-width="24.892cm" fo:padding-top="0.254cm" fo:padding-bottom="0.254cm" fo:padding-left="0.254cm" fo:padding-right="0.254cm" fo:wrap-option="wrap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fill="solid" draw:fill-color="#95b3d7" draw:textarea-vertical-align="middle" draw:auto-grow-height="false" fo:min-height="2.474cm" fo:min-width="25.4cm"/>
    </style:style>
    <style:style style:name="Mpr5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Mpr6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BJECT_5f_-backgroundobjects">
      <style:graphic-properties draw:fill="solid" draw:fill-color="#95b3d7" draw:textarea-vertical-align="middle" draw:auto-grow-height="false" fo:min-height="2.474cm" fo:min-width="25.4cm"/>
    </style:style>
    <style:style style:name="Mpr9" style:family="presentation" style:parent-style-name="OBJECT_5f_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Mpr10" style:family="presentation" style:parent-style-name="OBJECT_5f_-backgroundobjects">
      <style:graphic-properties draw:stroke="none" draw:fill="none" draw:fill-color="#ffffff" draw:auto-grow-height="false" fo:min-height="1.27cm"/>
    </style:style>
    <style:style style:name="Mpr11" style:family="presentation" style:parent-style-name="OBJECT_5f_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OBJECT_5f__5f_-backgroundobjects">
      <style:graphic-properties draw:fill="solid" draw:fill-color="#95b3d7" draw:textarea-vertical-align="middle" draw:auto-grow-height="false" fo:min-height="2.474cm" fo:min-width="25.4cm"/>
    </style:style>
    <style:style style:name="Mpr13" style:family="presentation" style:parent-style-name="OBJECT_5f__5f_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Mpr14" style:family="presentation" style:parent-style-name="OBJECT_5f__5f_-backgroundobjects">
      <style:graphic-properties draw:stroke="none" draw:fill="none" draw:fill-color="#ffffff" draw:auto-grow-height="false" fo:min-height="1.27cm"/>
    </style:style>
    <style:style style:name="Mpr15" style:family="presentation" style:parent-style-name="OBJECT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95b3d7"/>
      <style:paragraph-properties fo:text-align="start" style:font-independent-line-spacing="true"/>
      <style:text-properties fo:font-size="14pt"/>
    </style:style>
    <style:style style:name="MP7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solid" draw:fill-color="#95b3d7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office:forms form:automatic-focus="false" form:apply-design-mode="false"/>
      <draw:custom-shape draw:name="Google Shape;6;p1" draw:style-name="Mgr3" draw:text-style-name="MP5" draw:layer="backgroundobjects" svg:width="21.801cm" svg:height="2.601cm" svg:x="2.099cm" svg:y="6.363cm">
        <text:p/>
        <draw:enhanced-geometry draw:mirror-horizontal="false" draw:mirror-vertical="false" svg:viewBox="0 0 0 0" drawooo:sub-view-size="21804 2604" draw:text-areas="0 0 ?f0 ?f1" draw:type="ooxml-non-primitive" draw:enhanced-path="M 433 0 C 216 0 0 216 0 433 L 0 2169 C 0 2386 216 2603 433 2603 L 21369 2603 C 21586 2603 21803 2386 21803 2169 L 21803 433 C 21803 216 21586 0 21369 0 L 433 0 N">
          <draw:equation draw:name="f0" draw:formula="logwidth"/>
          <draw:equation draw:name="f1" draw:formula="logheight"/>
        </draw:enhanced-geometry>
      </draw:custom-shape>
      <draw:custom-shape draw:name="Google Shape;7;p1" draw:style-name="Mgr4" draw:text-style-name="MP6" draw:layer="backgroundobjects" svg:width="21.801cm" svg:height="2.601cm" svg:x="1.821cm" svg:y="6.085cm">
        <text:p/>
        <draw:enhanced-geometry draw:mirror-horizontal="false" draw:mirror-vertical="false" svg:viewBox="0 0 0 0" drawooo:sub-view-size="21804 2604" draw:text-areas="0 0 ?f0 ?f1" draw:type="ooxml-non-primitive" draw:enhanced-path="M 433 0 C 216 0 0 216 0 433 L 0 2169 C 0 2386 216 2603 433 2603 L 21369 2603 C 21586 2603 21803 2386 21803 2169 L 21803 433 C 21803 216 21586 0 21369 0 L 433 0 N">
          <draw:equation draw:name="f0" draw:formula="logwidth"/>
          <draw:equation draw:name="f1" draw:formula="logheight"/>
        </draw:enhanced-geometry>
      </draw:custom-shape>
      <draw:custom-shape draw:name="Google Shape;10;p1" draw:style-name="Mgr5" draw:text-style-name="MP7" draw:layer="backgroundobjects" svg:width="25.399cm" svg:height="0.64cm" svg:x="0cm" svg:y="18.4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6" draw:text-style-name="MP9" draw:layer="backgroundobjects" svg:width="8.235cm" svg:height="0.644cm" svg:x="8.264cm" svg:y="18.405cm">
        <text:p text:style-name="MP8"><text:span text:style-name="MT2">Bash scripting beyond the </text:span><text:span text:style-name="MT2">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7" draw:text-style-name="MP10" draw:layer="backgroundobjects" svg:width="2.674cm" svg:height="2.674cm" svg:x="22.989cm" svg:y="-0.152cm">
        <draw:image xlink:href="Pictures/10000201000009C4000009C4EBC994F2C349E145.png" xlink:type="simple" xlink:show="embed" xlink:actuate="onLoad">
          <text:p/>
        </draw:image>
      </draw:frame>
      <draw:frame draw:name="Google Shape;17;p2" presentation:style-name="Mpr1" draw:text-style-name="MP11" draw:layer="backgroundobjects" svg:width="25.399cm" svg:height="2.286cm" svg:x="0cm" svg:y="-0.001cm" presentation:class="title" presentation:user-transformed="true">
        <draw:text-box>
          <text:p/>
        </draw:text-box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draw:custom-shape draw:name="Google Shape;14;p1" draw:style-name="Mgr8" draw:text-style-name="MP12" draw:layer="backgroundobjects" svg:width="8.235cm" svg:height="0.644cm" svg:x="3.044cm" svg:y="18.865cm">
        <text:p text:style-name="MP8"><text:span text:style-name="MT2">Course tit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8" draw:text-style-name="MP12" draw:layer="backgroundobjects" svg:width="8.235cm" svg:height="0.644cm" svg:x="3.07cm" svg:y="18.838cm">
        <text:p text:style-name="MP8"><text:span text:style-name="MT2">Course tit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2cm" svg:height="2cm" svg:x="21.215cm" svg:y="0.134cm">
        <draw:image xlink:href="Pictures/10000201000001A4000001A4625BE70B00B9B641.png" xlink:type="simple" xlink:show="embed" xlink:actuate="onLoad">
          <text:p/>
        </draw:image>
      </draw:frame>
      <draw:frame draw:style-name="Mgr9" draw:text-style-name="MP14" draw:layer="backgroundobjects" svg:width="2.59cm" svg:height="1.107cm" svg:x="-0.001cm" svg:y="17.945cm">
        <draw:image xlink:href="Pictures/10000000000001C6000000C2D5F84F0FE4F34C1B.jp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draw:custom-shape presentation:style-name="Mpr4" draw:text-style-name="MP15" draw:layer="backgroundobjects" svg:width="25.4cm" svg:height="2.474cm" svg:x="0cm" svg:y="0cm">
        <text:p/>
        <draw:enhanced-geometry svg:viewBox="0 0 21600 21600" draw:type="rectangle" draw:enhanced-path="M 0 0 L 21600 0 21600 21600 0 21600 0 0 Z N"/>
      </draw:custom-shape>
      <draw:custom-shape draw:name="Google Shape;63;p14" draw:style-name="Mgr5" draw:text-style-name="MP7" draw:layer="backgroundobjects" svg:width="25.399cm" svg:height="0.64cm" svg:x="0cm" svg:y="18.4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14" draw:style-name="Mgr6" draw:text-style-name="MP9" draw:layer="backgroundobjects" svg:width="8.235cm" svg:height="0.644cm" svg:x="8.264cm" svg:y="18.405cm">
        <text:p text:style-name="MP8"><text:span text:style-name="MT2">Bash scripting beyond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2;p15" presentation:style-name="Mpr5" draw:text-style-name="MP11" draw:layer="backgroundobjects" svg:width="25.399cm" svg:height="2.286cm" svg:x="0cm" svg:y="-0.001cm" presentation:class="title" presentation:user-transformed="true">
        <draw:text-box>
          <text:p/>
        </draw:text-box>
      </draw:frame>
      <draw:frame draw:name="Google Shape;73;p15" presentation:style-name="OBJECT-outline1" draw:layer="backgroundobjects" svg:width="23.621cm" svg:height="14.223cm" svg:x="1.016cm" svg:y="3.302cm" presentation:class="outline" presentation:placeholder="true" presentation:user-transformed="true">
        <draw:text-box/>
      </draw:frame>
      <draw:custom-shape draw:name="Google Shape;12;p1" draw:style-name="Mgr10" draw:text-style-name="MP12" draw:layer="backgroundobjects" svg:width="5.152cm" svg:height="0.641cm" svg:x="20.247cm" svg:y="18.425cm">
        <text:p text:style-name="MP8"><text:span text:style-name="MT2"><text:page-number>&lt;number&gt;</text:page-number></text:span><text:span text:style-name="MT2">/</text:span><text:span text:style-name="MT2"><text:page-count>48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2cm" svg:height="2cm" svg:x="21.215cm" svg:y="0.134cm">
        <draw:image xlink:href="Pictures/10000201000001A4000001A4625BE70B00B9B641.png" xlink:type="simple" xlink:show="embed" xlink:actuate="onLoad">
          <text:p/>
        </draw:image>
      </draw:frame>
      <draw:frame draw:name="Google Shape;70;p14" draw:style-name="Mgr7" draw:text-style-name="MP10" draw:layer="backgroundobjects" svg:width="2.856cm" svg:height="2.856cm" svg:x="22.901cm" svg:y="-0.229cm">
        <draw:image xlink:href="Pictures/10000201000009C4000009C4EBC994F2C349E145.png" xlink:type="simple" xlink:show="embed" xlink:actuate="onLoad">
          <text:p/>
        </draw:image>
      </draw:frame>
      <draw:frame draw:style-name="Mgr9" draw:text-style-name="MP14" draw:layer="backgroundobjects" svg:width="2.59cm" svg:height="1.107cm" svg:x="-0.001cm" svg:y="17.945cm">
        <draw:image xlink:href="Pictures/10000000000001C6000000C2D5F84F0FE4F34C1B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office:forms form:automatic-focus="false" form:apply-design-mode="false"/>
      <draw:custom-shape presentation:style-name="Mpr8" draw:text-style-name="MP15" draw:layer="backgroundobjects" svg:width="25.4cm" svg:height="2.474cm" svg:x="0.001cm" svg:y="0.001cm">
        <text:p/>
        <draw:enhanced-geometry svg:viewBox="0 0 21600 21600" draw:type="rectangle" draw:enhanced-path="M 0 0 L 21600 0 21600 21600 0 21600 0 0 Z N"/>
      </draw:custom-shape>
      <draw:custom-shape draw:name="Google Shape;63;p14" draw:style-name="Mgr11" draw:text-style-name="MP7" draw:layer="backgroundobjects" svg:width="25.399cm" svg:height="0.64cm" svg:x="0.001cm" svg:y="18.4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14" draw:style-name="Mgr8" draw:text-style-name="MP12" draw:layer="backgroundobjects" svg:width="8.235cm" svg:height="0.644cm" svg:x="8.263cm" svg:y="18.404cm">
        <text:p text:style-name="MP8"><text:span text:style-name="MT2">Bash scripting beyond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2;p15" presentation:style-name="Mpr9" draw:text-style-name="MP11" draw:layer="backgroundobjects" svg:width="25.399cm" svg:height="2.286cm" svg:x="0cm" svg:y="0cm" presentation:class="title" presentation:user-transformed="true">
        <draw:text-box>
          <text:p/>
        </draw:text-box>
      </draw:frame>
      <draw:frame draw:name="Google Shape;73;p15" presentation:style-name="OBJECT_5f_-outline1" draw:layer="backgroundobjects" svg:width="23.621cm" svg:height="14.223cm" svg:x="1.016cm" svg:y="3.302cm" presentation:class="outline" presentation:placeholder="true" presentation:user-transformed="true">
        <draw:text-box/>
      </draw:frame>
      <draw:custom-shape draw:name="Google Shape;12;p1" draw:style-name="Mgr10" draw:text-style-name="MP12" draw:layer="backgroundobjects" svg:width="5.152cm" svg:height="0.641cm" svg:x="20.246cm" svg:y="18.424cm">
        <text:p text:style-name="MP8"><text:span text:style-name="MT2"><text:page-number>&lt;number&gt;</text:page-number></text:span><text:span text:style-name="MT2">/</text:span><text:span text:style-name="MT2"><text:page-count>48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2cm" svg:height="2cm" svg:x="21.214cm" svg:y="0.133cm">
        <draw:image xlink:href="Pictures/10000201000001A4000001A4625BE70B00B9B641.png" xlink:type="simple" xlink:show="embed" xlink:actuate="onLoad">
          <text:p/>
        </draw:image>
      </draw:frame>
      <draw:frame draw:name="Google Shape;70;p14" draw:style-name="Mgr7" draw:text-style-name="MP10" draw:layer="backgroundobjects" svg:width="2.856cm" svg:height="2.856cm" svg:x="22.9cm" svg:y="-0.228cm">
        <draw:image xlink:href="Pictures/10000201000009C4000009C4EBC994F2C349E145.png" xlink:type="simple" xlink:show="embed" xlink:actuate="onLoad">
          <text:p/>
        </draw:image>
      </draw:frame>
      <draw:frame draw:style-name="Mgr9" draw:text-style-name="MP14" draw:layer="backgroundobjects" svg:width="2.59cm" svg:height="1.107cm" svg:x="-0.001cm" svg:y="17.945cm">
        <draw:image xlink:href="Pictures/10000000000001C6000000C2D5F84F0FE4F34C1B.jpg" xlink:type="simple" xlink:show="embed" xlink:actuate="onLoad">
          <text:p/>
        </draw:image>
      </draw:frame>
      <presentation:notes style:page-layout-name="PM2">
        <draw:page-thumbnail presentation:style-name="OBJECT_5f_-title" draw:layer="backgroundobjects" svg:width="12.699cm" svg:height="9.524cm" svg:x="3.174cm" svg:y="1.93cm" presentation:class="page"/>
        <draw:frame presentation:style-name="OBJECT_5f_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" style:display-name="OBJECT__" style:page-layout-name="PM1" draw:style-name="Mdp1">
      <office:forms form:automatic-focus="false" form:apply-design-mode="false"/>
      <draw:custom-shape presentation:style-name="Mpr12" draw:text-style-name="MP15" draw:layer="backgroundobjects" svg:width="25.4cm" svg:height="2.474cm" svg:x="0.001cm" svg:y="0.001cm">
        <text:p/>
        <draw:enhanced-geometry svg:viewBox="0 0 21600 21600" draw:type="rectangle" draw:enhanced-path="M 0 0 L 21600 0 21600 21600 0 21600 0 0 Z N"/>
      </draw:custom-shape>
      <draw:custom-shape draw:name="Google Shape;63;p14" draw:style-name="Mgr11" draw:text-style-name="MP7" draw:layer="backgroundobjects" svg:width="25.399cm" svg:height="0.64cm" svg:x="0.001cm" svg:y="18.4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14" draw:style-name="Mgr8" draw:text-style-name="MP12" draw:layer="backgroundobjects" svg:width="8.235cm" svg:height="0.644cm" svg:x="8.263cm" svg:y="18.404cm">
        <text:p text:style-name="MP8"><text:span text:style-name="MT2">Bash script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2;p15" presentation:style-name="Mpr13" draw:text-style-name="MP11" draw:layer="backgroundobjects" svg:width="25.399cm" svg:height="2.286cm" svg:x="0cm" svg:y="0cm" presentation:class="title" presentation:user-transformed="true">
        <draw:text-box>
          <text:p/>
        </draw:text-box>
      </draw:frame>
      <draw:frame draw:name="Google Shape;73;p15" presentation:style-name="OBJECT_5f__5f_-outline1" draw:layer="backgroundobjects" svg:width="23.621cm" svg:height="14.223cm" svg:x="1.016cm" svg:y="3.302cm" presentation:class="outline" presentation:placeholder="true" presentation:user-transformed="true">
        <draw:text-box/>
      </draw:frame>
      <draw:custom-shape draw:name="Google Shape;12;p1" draw:style-name="Mgr10" draw:text-style-name="MP12" draw:layer="backgroundobjects" svg:width="5.152cm" svg:height="0.641cm" svg:x="20.246cm" svg:y="18.424cm">
        <text:p text:style-name="MP8"><text:span text:style-name="MT2"><text:page-number>&lt;number&gt;</text:page-number></text:span><text:span text:style-name="MT2">/</text:span><text:span text:style-name="MT2"><text:page-count>48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2cm" svg:height="2cm" svg:x="21.214cm" svg:y="0.133cm">
        <draw:image xlink:href="Pictures/10000201000001A4000001A4625BE70B00B9B641.png" xlink:type="simple" xlink:show="embed" xlink:actuate="onLoad">
          <text:p/>
        </draw:image>
      </draw:frame>
      <draw:frame draw:name="Google Shape;70;p14" draw:style-name="Mgr7" draw:text-style-name="MP10" draw:layer="backgroundobjects" svg:width="2.856cm" svg:height="2.856cm" svg:x="22.9cm" svg:y="-0.228cm">
        <draw:image xlink:href="Pictures/10000201000009C4000009C4EBC994F2C349E145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OBJECT_5f__5f_-title" draw:layer="backgroundobjects" svg:width="12.699cm" svg:height="9.524cm" svg:x="3.174cm" svg:y="1.93cm" presentation:class="page"/>
        <draw:frame presentation:style-name="OBJECT_5f__5f_-notes" draw:layer="backgroundobjects" svg:width="15.239cm" svg:height="11.429cm" svg:x="1.905cm" svg:y="12.064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11-27T14:54:33.528761780</dc:date>
    <meta:editing-duration>P2DT5H13M31S</meta:editing-duration>
    <meta:editing-cycles>306</meta:editing-cycles>
    <meta:document-statistic meta:object-count="300"/>
  </office:meta>
</office:document-meta>
</file>